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81df9" officeooo:paragraph-rsid="0010791c" style:font-weight-asian="bold" style:font-weight-complex="bold"/>
    </style:style>
    <style:style style:name="P2" style:family="paragraph" style:parent-style-name="Standard">
      <style:paragraph-properties fo:line-height="150%" fo:text-align="justify" style:justify-single-word="false"/>
      <style:text-properties fo:font-weight="bold" officeooo:rsid="0008ff9a" officeooo:paragraph-rsid="0008ff9a" style:font-weight-asian="bold" style:font-weight-complex="bold"/>
    </style:style>
    <style:style style:name="P3" style:family="paragraph" style:parent-style-name="Standard">
      <style:paragraph-properties fo:line-height="150%" fo:text-align="justify" style:justify-single-word="false"/>
      <style:text-properties fo:font-weight="bold" officeooo:rsid="000977cd" officeooo:paragraph-rsid="000977cd" style:font-weight-asian="bold" style:font-weight-complex="bold"/>
    </style:style>
    <style:style style:name="P4" style:family="paragraph" style:parent-style-name="Standard">
      <style:paragraph-properties fo:line-height="150%" fo:text-align="justify" style:justify-single-word="false"/>
      <style:text-properties fo:font-weight="bold" officeooo:rsid="000ad4dc" officeooo:paragraph-rsid="000ad4dc" style:font-weight-asian="bold" style:font-weight-complex="bold"/>
    </style:style>
    <style:style style:name="P5" style:family="paragraph" style:parent-style-name="Standard">
      <style:text-properties fo:font-style="normal" fo:font-weight="normal" officeooo:rsid="00081df9" officeooo:paragraph-rsid="00081df9" style:font-style-asian="normal" style:font-weight-asian="normal" style:font-style-complex="normal" style:font-weight-complex="normal"/>
    </style:style>
    <style:style style:name="P6" style:family="paragraph" style:parent-style-name="Standard">
      <style:text-properties fo:font-style="normal" fo:font-weight="normal" officeooo:rsid="00081df9" officeooo:paragraph-rsid="0010791c"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fo:font-style="normal" fo:font-weight="normal" officeooo:rsid="0010791c" officeooo:paragraph-rsid="0010791c"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normal" fo:font-weight="normal" officeooo:rsid="0011c1f4" officeooo:paragraph-rsid="0011c1f4" style:font-style-asian="normal" style:font-weight-asian="normal" style:font-style-complex="normal" style:font-weight-complex="normal"/>
    </style:style>
    <style:style style:name="P9" style:family="paragraph" style:parent-style-name="Standard">
      <style:paragraph-properties fo:line-height="150%" fo:text-align="justify" style:justify-single-word="false"/>
      <style:text-properties fo:font-style="normal" fo:font-weight="normal" officeooo:rsid="0014d4a3" officeooo:paragraph-rsid="0014d4a3"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tyle="normal" fo:font-weight="normal" officeooo:rsid="001677c0" officeooo:paragraph-rsid="001677c0" style:font-style-asian="normal" style:font-weight-asian="normal" style:font-style-complex="normal" style:font-weight-complex="normal"/>
    </style:style>
    <style:style style:name="P11" style:family="paragraph" style:parent-style-name="Standard">
      <style:paragraph-properties fo:line-height="150%" fo:text-align="justify" style:justify-single-word="false"/>
      <style:text-properties fo:font-style="normal" fo:font-weight="normal" officeooo:rsid="00194050" officeooo:paragraph-rsid="00194050"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style="normal" fo:font-weight="normal" officeooo:rsid="00194050" officeooo:paragraph-rsid="001afe0c"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fo:font-style="normal" fo:font-weight="normal" officeooo:rsid="001c9c06" officeooo:paragraph-rsid="001c9c06"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style="normal" fo:font-weight="normal" officeooo:rsid="001f773e" officeooo:paragraph-rsid="001f773e"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fo:font-style="normal" fo:font-weight="normal" officeooo:rsid="0020500a" officeooo:paragraph-rsid="0020500a" style:font-style-asian="normal" style:font-weight-asian="normal" style:font-style-complex="normal" style:font-weight-complex="normal"/>
    </style:style>
    <style:style style:name="P16" style:family="paragraph" style:parent-style-name="Standard">
      <style:paragraph-properties fo:line-height="150%" fo:text-align="justify" style:justify-single-word="false"/>
      <style:text-properties fo:font-style="normal" fo:font-weight="normal" officeooo:rsid="002567a7" officeooo:paragraph-rsid="002567a7" style:font-style-asian="normal" style:font-weight-asian="normal" style:font-style-complex="normal" style:font-weight-complex="normal"/>
    </style:style>
    <style:style style:name="P17" style:family="paragraph" style:parent-style-name="Standard">
      <style:text-properties fo:font-style="normal" fo:font-weight="bold" officeooo:rsid="0010791c" officeooo:paragraph-rsid="0010791c"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style:font-name="Liberation Serif1" fo:font-style="normal" fo:font-weight="normal" officeooo:rsid="00081df9" officeooo:paragraph-rsid="00081df9" style:font-style-asian="normal" style:font-weight-asian="normal"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1" fo:font-style="normal" fo:font-weight="normal" officeooo:rsid="0008ff9a" officeooo:paragraph-rsid="0008ff9a"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1" fo:font-style="normal" fo:font-weight="normal" officeooo:rsid="000977cd" officeooo:paragraph-rsid="000977cd" style:font-style-asian="normal" style:font-weight-asian="normal" style:font-style-complex="normal" style:font-weight-complex="normal"/>
    </style:style>
    <style:style style:name="P21" style:family="paragraph" style:parent-style-name="Standard">
      <style:paragraph-properties fo:line-height="150%" fo:text-align="justify" style:justify-single-word="false"/>
      <style:text-properties style:font-name="Liberation Serif1" fo:font-style="normal" fo:font-weight="normal" officeooo:rsid="000aa585" officeooo:paragraph-rsid="000977cd"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style:font-name="Liberation Serif1" fo:font-style="normal" fo:font-weight="normal" officeooo:rsid="000ad4dc" officeooo:paragraph-rsid="000ad4dc"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style:font-name="Liberation Serif1" fo:font-style="normal" fo:font-weight="normal" officeooo:rsid="000d58b7" officeooo:paragraph-rsid="000ad4dc"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style:font-name="Liberation Serif1" fo:font-style="normal" fo:font-weight="normal" officeooo:rsid="00105ddb" officeooo:paragraph-rsid="00101fb2" style:font-style-asian="normal" style:font-weight-asian="normal" style:font-style-complex="normal" style:font-weight-complex="normal"/>
    </style:style>
    <style:style style:name="P25" style:family="paragraph" style:parent-style-name="Standard">
      <style:paragraph-properties fo:line-height="150%" fo:text-align="justify" style:justify-single-word="false"/>
      <style:text-properties style:font-name="Liberation Serif1" fo:font-style="normal" fo:font-weight="normal" officeooo:rsid="0011c1f4" officeooo:paragraph-rsid="0011c1f4"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font-name="Liberation Serif1" fo:font-style="normal" fo:font-weight="normal" officeooo:rsid="00127f48" officeooo:paragraph-rsid="00127f48"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style:font-name="Liberation Serif1" fo:font-style="normal" fo:font-weight="normal" officeooo:rsid="001444c5" officeooo:paragraph-rsid="001444c5"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style:text-properties style:font-name="Liberation Serif1" fo:font-style="normal" fo:font-weight="normal" officeooo:rsid="001677c0" officeooo:paragraph-rsid="001677c0"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style:font-name="Liberation Serif1" fo:font-style="normal" fo:font-weight="normal" officeooo:rsid="0027e451" officeooo:paragraph-rsid="0027e451"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style:font-name="Liberation Serif1" fo:font-style="normal" fo:font-weight="normal" officeooo:rsid="002b917a" officeooo:paragraph-rsid="002b917a"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font-name="Liberation Serif1" fo:font-style="normal" fo:font-weight="normal" officeooo:rsid="002b917a" officeooo:paragraph-rsid="002ba1e6" style:font-style-asian="normal" style:font-weight-asian="normal" style:font-style-complex="normal" style:font-weight-complex="normal"/>
    </style:style>
    <style:style style:name="P32" style:family="paragraph" style:parent-style-name="Standard">
      <style:paragraph-properties fo:line-height="150%" fo:text-align="justify" style:justify-single-word="false"/>
      <style:text-properties style:font-name="Liberation Serif1" fo:font-style="normal" fo:font-weight="normal" officeooo:rsid="0011087a" officeooo:paragraph-rsid="0023b7d0" style:font-style-asian="normal" style:font-weight-asian="normal" style:font-style-complex="normal" style:font-weight-complex="normal"/>
    </style:style>
    <style:style style:name="P33" style:family="paragraph" style:parent-style-name="Standard">
      <style:paragraph-properties fo:line-height="150%" fo:text-align="justify" style:justify-single-word="false"/>
      <style:text-properties style:font-name="Liberation Serif1" fo:font-style="normal" fo:font-weight="normal" officeooo:rsid="0020500a" officeooo:paragraph-rsid="0020500a"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style:font-name="Liberation Serif1" fo:font-style="normal" fo:font-weight="normal" officeooo:rsid="002cfac3" officeooo:paragraph-rsid="002cfac3"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style:font-name="Liberation Serif1" fo:font-style="normal" fo:font-weight="normal" officeooo:rsid="0031187a" officeooo:paragraph-rsid="0031187a" style:font-style-asian="normal" style:font-weight-asian="normal" style:font-style-complex="normal" style:font-weight-complex="normal"/>
    </style:style>
    <style:style style:name="P36" style:family="paragraph" style:parent-style-name="Standard">
      <style:paragraph-properties fo:line-height="150%" fo:text-align="justify" style:justify-single-word="false"/>
      <style:text-properties style:font-name="Liberation Serif1" fo:font-style="normal" fo:font-weight="normal" officeooo:rsid="00315b73" officeooo:paragraph-rsid="00315b73" style:font-style-asian="normal" style:font-weight-asian="normal" style:font-style-complex="normal" style:font-weight-complex="normal"/>
    </style:style>
    <style:style style:name="P37" style:family="paragraph" style:parent-style-name="Standard">
      <style:paragraph-properties fo:line-height="150%" fo:text-align="justify" style:justify-single-word="false"/>
      <style:text-properties style:font-name="Liberation Serif1" fo:font-style="normal" fo:font-weight="normal" officeooo:rsid="0032b436" officeooo:paragraph-rsid="0032b436" style:font-style-asian="normal" style:font-weight-asian="normal" style:font-style-complex="normal" style:font-weight-complex="normal"/>
    </style:style>
    <style:style style:name="P38" style:family="paragraph" style:parent-style-name="Standard">
      <style:paragraph-properties fo:line-height="150%" fo:text-align="justify" style:justify-single-word="false"/>
      <style:text-properties style:font-name="Liberation Serif1" fo:font-style="normal" fo:font-weight="normal" officeooo:rsid="00354160" officeooo:paragraph-rsid="00354160"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style:font-name="Liberation Serif1" fo:font-style="normal" fo:font-weight="normal" officeooo:rsid="00362e92" officeooo:paragraph-rsid="00362e92"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style:font-name="Liberation Serif1" fo:font-style="normal" fo:font-weight="normal" officeooo:rsid="00362e92" officeooo:paragraph-rsid="00354160"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style:font-name="Liberation Serif1" fo:font-style="normal" fo:font-weight="normal" officeooo:rsid="0033a983" officeooo:paragraph-rsid="0032b436"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style:text-properties style:font-name="Liberation Serif1" fo:font-style="normal" fo:font-weight="normal" officeooo:rsid="0014d4a3" officeooo:paragraph-rsid="0014d4a3"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style:font-name="Liberation Serif1" fo:font-style="normal" fo:font-weight="normal" officeooo:rsid="0029928e" officeooo:paragraph-rsid="002b917a" style:font-style-asian="normal" style:font-weight-asian="normal" style:font-style-complex="normal" style:font-weight-complex="normal"/>
    </style:style>
    <style:style style:name="P44" style:family="paragraph" style:parent-style-name="Standard">
      <style:paragraph-properties fo:line-height="150%" fo:text-align="justify" style:justify-single-word="false"/>
      <style:text-properties style:font-name="Liberation Serif1" fo:font-style="normal" fo:font-weight="normal" officeooo:rsid="003172e8" officeooo:paragraph-rsid="00315b73" style:font-style-asian="normal" style:font-weight-asian="normal" style:font-style-complex="normal" style:font-weight-complex="normal"/>
    </style:style>
    <style:style style:name="P45" style:family="paragraph" style:parent-style-name="Standard">
      <style:paragraph-properties fo:line-height="150%" fo:text-align="justify" style:justify-single-word="false"/>
      <style:text-properties style:font-name="Liberation Serif1" fo:font-style="normal" fo:font-weight="normal" officeooo:rsid="00176d7c" officeooo:paragraph-rsid="001677c0" style:font-name-asian="Liberation Serif1" style:font-style-asian="normal" style:font-weight-asian="normal" style:font-name-complex="Liberation Serif1" style:font-style-complex="normal" style:font-weight-complex="normal"/>
    </style:style>
    <style:style style:name="P46" style:family="paragraph" style:parent-style-name="Standard">
      <style:paragraph-properties fo:line-height="150%" fo:text-align="justify" style:justify-single-word="false"/>
      <style:text-properties style:font-name="Liberation Serif1" fo:font-style="normal" fo:font-weight="normal" officeooo:rsid="001afe0c" officeooo:paragraph-rsid="001afe0c" style:font-name-asian="Liberation Serif1" style:font-style-asian="normal" style:font-weight-asian="normal" style:font-name-complex="Liberation Serif1" style:font-style-complex="normal" style:font-weight-complex="normal"/>
    </style:style>
    <style:style style:name="P47" style:family="paragraph" style:parent-style-name="Standard">
      <style:paragraph-properties fo:line-height="150%" fo:text-align="justify" style:justify-single-word="false"/>
      <style:text-properties style:font-name="Liberation Serif1" fo:font-style="normal" fo:font-weight="normal" officeooo:rsid="001e3ce7" officeooo:paragraph-rsid="001c9c06" style:font-name-asian="Liberation Serif1" style:font-style-asian="normal" style:font-weight-asian="normal" style:font-name-complex="Liberation Serif1" style:font-style-complex="normal" style:font-weight-complex="normal"/>
    </style:style>
    <style:style style:name="P48" style:family="paragraph" style:parent-style-name="Standard">
      <style:paragraph-properties fo:line-height="150%" fo:text-align="justify" style:justify-single-word="false"/>
      <style:text-properties style:font-name="Liberation Serif1" fo:font-style="normal" fo:font-weight="normal" officeooo:rsid="0020500a" officeooo:paragraph-rsid="0020500a" style:font-name-asian="Liberation Serif1" style:font-style-asian="normal" style:font-weight-asian="normal" style:font-name-complex="Liberation Serif1" style:font-style-complex="normal" style:font-weight-complex="normal"/>
    </style:style>
    <style:style style:name="P49" style:family="paragraph" style:parent-style-name="Standard">
      <style:paragraph-properties fo:line-height="150%" fo:text-align="justify" style:justify-single-word="false"/>
      <style:text-properties style:font-name="Liberation Serif1" fo:font-style="normal" fo:font-weight="normal" officeooo:rsid="00185988" officeooo:paragraph-rsid="001677c0" style:font-name-asian="Liberation Serif1" style:font-style-asian="normal" style:font-weight-asian="normal" style:font-name-complex="Liberation Serif1" style:font-style-complex="normal" style:font-weight-complex="normal"/>
    </style:style>
    <style:style style:name="P50" style:family="paragraph" style:parent-style-name="Standard">
      <style:paragraph-properties fo:line-height="150%" fo:text-align="justify" style:justify-single-word="false"/>
      <style:text-properties style:font-name="Liberation Serif1" fo:font-style="normal" fo:font-weight="normal" officeooo:rsid="001f773e" officeooo:paragraph-rsid="001f773e" style:font-name-asian="Liberation Serif1" style:font-style-asian="normal" style:font-weight-asian="normal" style:font-name-complex="Liberation Serif1" style:font-style-complex="normal" style:font-weight-complex="normal"/>
    </style:style>
    <style:style style:name="P51" style:family="paragraph" style:parent-style-name="Standard">
      <style:paragraph-properties fo:line-height="150%" fo:text-align="justify" style:justify-single-word="false"/>
      <style:text-properties officeooo:paragraph-rsid="000ad4dc"/>
    </style:style>
    <style:style style:name="P52" style:family="paragraph" style:parent-style-name="Standard">
      <style:paragraph-properties fo:line-height="150%" fo:text-align="justify" style:justify-single-word="false"/>
      <style:text-properties officeooo:paragraph-rsid="00101fb2"/>
    </style:style>
    <style:style style:name="P53" style:family="paragraph" style:parent-style-name="Standard">
      <style:paragraph-properties fo:line-height="150%" fo:text-align="justify" style:justify-single-word="false"/>
      <style:text-properties officeooo:paragraph-rsid="004dbb8e"/>
    </style:style>
    <style:style style:name="P54" style:family="paragraph" style:parent-style-name="Standard">
      <style:paragraph-properties fo:line-height="150%" fo:text-align="justify" style:justify-single-word="false"/>
      <style:text-properties officeooo:rsid="00101fb2" officeooo:paragraph-rsid="00101fb2"/>
    </style:style>
    <style:style style:name="P55"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bde0d" officeooo:paragraph-rsid="003bde0d"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de4dd" officeooo:paragraph-rsid="003de4dd"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ec157" officeooo:paragraph-rsid="003ec157"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46cc3" officeooo:paragraph-rsid="00446cc3"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46cc3" officeooo:paragraph-rsid="003ec32f"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58abc" officeooo:paragraph-rsid="00458abc"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66cf2" officeooo:paragraph-rsid="00458abc"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66cf2" officeooo:paragraph-rsid="00466cf2"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7631b" officeooo:paragraph-rsid="0047631b"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a0508" officeooo:paragraph-rsid="004a0508"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aec76" officeooo:paragraph-rsid="004aec76" style:font-style-asian="normal" style:font-weight-asian="normal" style:font-style-complex="normal" style:font-weight-complex="normal"/>
    </style:style>
    <style:style style:name="P66"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ba594" officeooo:paragraph-rsid="004ba594" style:font-style-asian="normal" style:font-weight-asian="normal" style:font-style-complex="normal" style:font-weight-complex="normal"/>
    </style:style>
    <style:style style:name="P67"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d70fe" officeooo:paragraph-rsid="004d70fe" style:font-style-asian="normal" style:font-weight-asian="normal" style:font-style-complex="normal" style:font-weight-complex="normal"/>
    </style:style>
    <style:style style:name="P68"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62e92" officeooo:paragraph-rsid="00362e92" style:font-style-asian="normal" style:font-weight-asian="normal" style:font-style-complex="normal" style:font-weight-complex="normal"/>
    </style:style>
    <style:style style:name="P69"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fd195" officeooo:paragraph-rsid="004fd195" style:font-name-asian="Liberation Serif1" style:font-style-asian="normal" style:font-weight-asian="normal" style:font-name-complex="Liberation Serif1" style:font-style-complex="normal" style:font-weight-complex="normal"/>
    </style:style>
    <style:style style:name="P70"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fd195" officeooo:paragraph-rsid="004fd4b8" style:font-name-asian="Liberation Serif1" style:font-style-asian="normal" style:font-weight-asian="normal" style:font-name-complex="Liberation Serif1" style:font-style-complex="normal" style:font-weight-complex="normal"/>
    </style:style>
    <style:style style:name="P71"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fd4b8" officeooo:paragraph-rsid="004fd195" style:font-name-asian="Liberation Serif1" style:font-style-asian="normal" style:font-weight-asian="normal" style:font-name-complex="Liberation Serif1" style:font-style-complex="normal" style:font-weight-complex="normal"/>
    </style:style>
    <style:style style:name="P72"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33fee" officeooo:paragraph-rsid="00533fee" style:font-name-asian="Liberation Serif1" style:font-style-asian="normal" style:font-weight-asian="normal" style:font-name-complex="Liberation Serif1" style:font-style-complex="normal" style:font-weight-complex="normal"/>
    </style:style>
    <style:style style:name="P73"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81025" officeooo:paragraph-rsid="00581025" style:font-name-asian="Liberation Serif1" style:font-style-asian="normal" style:font-weight-asian="normal" style:font-name-complex="Liberation Serif1" style:font-style-complex="normal" style:font-weight-complex="normal"/>
    </style:style>
    <style:style style:name="P74"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f973b" officeooo:paragraph-rsid="005f973b" style:font-name-asian="Liberation Serif1" style:font-style-asian="normal" style:font-weight-asian="normal" style:font-name-complex="Liberation Serif1" style:font-style-complex="normal" style:font-weight-complex="normal"/>
    </style:style>
    <style:style style:name="P75"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4a830" officeooo:paragraph-rsid="00533fee" style:font-name-asian="Liberation Serif1" style:font-style-asian="normal" style:font-weight-asian="normal" style:font-name-complex="Liberation Serif1" style:font-style-complex="normal" style:font-weight-complex="normal"/>
    </style:style>
    <style:style style:name="P76"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dbb8e" officeooo:paragraph-rsid="004dbb8e" style:font-name-asian="Liberation Serif1" style:font-style-asian="normal" style:font-weight-asian="normal" style:font-name-complex="Liberation Serif1" style:font-style-complex="normal" style:font-weight-complex="normal"/>
    </style:style>
    <style:style style:name="P77" style:family="paragraph" style:parent-style-name="Standard">
      <style:paragraph-properties fo:line-height="150%" fo:text-align="justify" style:justify-single-word="false"/>
      <style:text-properties style:text-line-through-style="none" style:text-line-through-type="none" style:font-name="Liberation Serif1" fo:font-style="normal" fo:font-weight="bold" officeooo:rsid="0047631b" officeooo:paragraph-rsid="0047631b" style:font-style-asian="normal" style:font-weight-asian="bold" style:font-style-complex="normal" style:font-weight-complex="bold"/>
    </style:style>
    <style:style style:name="P78" style:family="paragraph" style:parent-style-name="Standard">
      <style:paragraph-properties fo:line-height="150%" fo:text-align="justify" style:justify-single-word="false"/>
      <style:text-properties style:text-line-through-style="none" style:text-line-through-type="none" style:font-name="Liberation Serif1" fo:font-style="normal" fo:font-weight="bold" officeooo:rsid="00466cf2" officeooo:paragraph-rsid="00466cf2" style:font-style-asian="normal" style:font-weight-asian="bold" style:font-style-complex="normal" style:font-weight-complex="bold"/>
    </style:style>
    <style:style style:name="P79" style:family="paragraph" style:parent-style-name="Standard">
      <style:paragraph-properties fo:line-height="150%" fo:text-align="justify" style:justify-single-word="false"/>
      <style:text-properties style:text-line-through-style="none" style:text-line-through-type="none" style:font-name="Liberation Serif1" fo:font-style="normal" fo:font-weight="bold" officeooo:rsid="004a0508" officeooo:paragraph-rsid="004a0508" style:font-style-asian="normal" style:font-weight-asian="bold" style:font-style-complex="normal" style:font-weight-complex="bold"/>
    </style:style>
    <style:style style:name="P80" style:family="paragraph" style:parent-style-name="Standard">
      <style:text-properties fo:font-size="10.5pt" fo:font-style="normal" fo:font-weight="bold" officeooo:rsid="00081df9" officeooo:paragraph-rsid="00081df9" style:font-size-asian="10.5pt" style:font-style-asian="normal" style:font-weight-asian="bold" style:font-size-complex="10.5pt" style:font-style-complex="normal" style:font-weight-complex="bold"/>
    </style:style>
    <style:style style:name="P81" style:family="paragraph" style:parent-style-name="Standard">
      <style:paragraph-properties fo:line-height="150%" fo:text-align="justify" style:justify-single-word="false"/>
      <style:text-properties officeooo:rsid="00446cc3" officeooo:paragraph-rsid="00458abc"/>
    </style:style>
    <style:style style:name="P82" style:family="paragraph" style:parent-style-name="Standard">
      <style:paragraph-properties fo:line-height="150%" fo:text-align="justify" style:justify-single-word="false"/>
      <style:text-properties officeooo:rsid="004ddc05" officeooo:paragraph-rsid="004ddc05"/>
    </style:style>
    <style:style style:name="P83" style:family="paragraph" style:parent-style-name="Standard" style:master-page-name="">
      <loext:graphic-properties draw:fill="none"/>
      <style:paragraph-properties fo:margin-left="1cm" fo:margin-right="0.7cm" fo:line-height="115%" fo:text-align="justify" style:justify-single-word="false" fo:text-indent="0cm" style:auto-text-indent="false" style:page-number="auto" fo:background-color="transparent"/>
      <style:text-properties fo:font-style="normal" fo:font-weight="normal" officeooo:rsid="001677c0" officeooo:paragraph-rsid="001677c0" style:font-style-asian="normal" style:font-weight-asian="normal" style:font-style-complex="normal" style:font-weight-complex="normal"/>
    </style:style>
    <style:style style:name="P84" style:family="paragraph" style:parent-style-name="Standard">
      <loext:graphic-properties draw:fill="none"/>
      <style:paragraph-properties fo:margin-left="1cm" fo:margin-right="1.6cm" fo:line-height="150%" fo:text-align="justify" style:justify-single-word="false" fo:text-indent="0cm" style:auto-text-indent="false" fo:background-color="transparent"/>
      <style:text-properties style:font-name="Liberation Serif1" fo:font-style="normal" fo:font-weight="normal" officeooo:rsid="00362e92" officeooo:paragraph-rsid="00362e92" style:font-style-asian="normal" style:font-weight-asian="normal" style:font-style-complex="normal" style:font-weight-complex="normal"/>
    </style:style>
    <style:style style:name="P85" style:family="paragraph" style:parent-style-name="Standard">
      <style:paragraph-properties fo:line-height="150%" fo:text-align="justify" style:justify-single-word="false" fo:break-before="page"/>
      <style:text-properties fo:font-style="normal" fo:font-weight="bold" officeooo:rsid="00081df9" officeooo:paragraph-rsid="0060ba84" style:font-style-asian="normal" style:font-weight-asian="bold" style:font-style-complex="normal" style:font-weight-complex="bold"/>
    </style:style>
    <style:style style:name="P86" style:family="paragraph" style:parent-style-name="Standard">
      <style:paragraph-properties fo:line-height="150%" fo:text-align="justify" style:justify-single-word="false" fo:break-before="page"/>
      <style:text-properties style:font-name="Liberation Serif1" fo:font-style="normal" fo:font-weight="bold" officeooo:rsid="00081df9" officeooo:paragraph-rsid="0060ba84" style:font-style-asian="normal" style:font-weight-asian="bold" style:font-style-complex="normal" style:font-weight-complex="bold"/>
    </style:style>
    <style:style style:name="P87" style:family="paragraph" style:parent-style-name="Standard">
      <style:paragraph-properties fo:line-height="150%" fo:text-align="justify" style:justify-single-word="false" fo:break-before="page"/>
      <style:text-properties style:font-name="Liberation Serif1" fo:font-style="normal" fo:font-weight="bold" officeooo:rsid="00081df9" officeooo:paragraph-rsid="0060ba84" style:font-name-asian="Liberation Serif1" style:font-style-asian="normal" style:font-weight-asian="bold" style:font-name-complex="Liberation Serif1" style:font-style-complex="normal" style:font-weight-complex="bold"/>
    </style:style>
    <style:style style:name="P88" style:family="paragraph" style:parent-style-name="Standard">
      <style:paragraph-properties fo:line-height="150%" fo:text-align="justify" style:justify-single-word="false" fo:break-before="page"/>
      <style:text-properties style:text-line-through-style="none" style:text-line-through-type="none" style:font-name="Liberation Serif1" fo:font-style="normal" fo:font-weight="bold" officeooo:rsid="00081df9" officeooo:paragraph-rsid="0060ba84" style:font-style-asian="normal" style:font-weight-asian="bold" style:font-style-complex="normal" style:font-weight-complex="bold"/>
    </style:style>
    <style:style style:name="P89" style:family="paragraph" style:parent-style-name="Standard">
      <style:paragraph-properties fo:line-height="150%" fo:text-align="justify" style:justify-single-word="false" fo:break-before="page"/>
      <style:text-properties style:text-line-through-style="none" style:text-line-through-type="none" style:font-name="Liberation Serif1" fo:font-style="normal" fo:font-weight="bold" officeooo:rsid="00081df9" officeooo:paragraph-rsid="0060ba84" style:font-name-asian="Liberation Serif1" style:font-style-asian="normal" style:font-weight-asian="bold" style:font-name-complex="Liberation Serif1" style:font-style-complex="normal" style:font-weight-complex="bold"/>
    </style:style>
    <style:style style:name="P90" style:family="paragraph" style:parent-style-name="Standard">
      <loext:graphic-properties draw:fill="none"/>
      <style:paragraph-properties fo:margin-left="0cm" fo:margin-right="1.401cm" fo:line-height="150%" fo:text-align="justify" style:justify-single-word="false" fo:text-indent="0cm" style:auto-text-indent="false" fo:background-color="transparent"/>
      <style:text-properties style:text-line-through-style="none" style:text-line-through-type="none" style:font-name="Liberation Serif1" fo:font-size="12pt" fo:font-style="normal" fo:font-weight="normal" officeooo:rsid="005ed1f7" officeooo:paragraph-rsid="005ed1f7" style:font-name-asian="Liberation Serif1" style:font-size-asian="12pt" style:font-style-asian="normal" style:font-weight-asian="normal" style:font-name-complex="Liberation Serif1" style:font-size-complex="12pt" style:font-style-complex="normal" style:font-weight-complex="normal"/>
    </style:style>
    <style:style style:name="P91" style:family="paragraph" style:parent-style-name="Standard">
      <loext:graphic-properties draw:fill="none"/>
      <style:paragraph-properties fo:margin-left="0cm" fo:margin-right="1.401cm" fo:line-height="150%" fo:text-align="justify" style:justify-single-word="false" fo:text-indent="0cm" style:auto-text-indent="false" fo:background-color="transparent"/>
      <style:text-properties style:text-line-through-style="none" style:text-line-through-type="none" style:font-name="Liberation Serif1" fo:font-size="12pt" fo:font-style="normal" fo:font-weight="bold" officeooo:rsid="00081df9" officeooo:paragraph-rsid="0060ba84" style:font-name-asian="Liberation Serif1" style:font-size-asian="12pt" style:font-style-asian="normal" style:font-weight-asian="bold" style:font-name-complex="Liberation Serif1" style:font-size-complex="12pt" style:font-style-complex="normal" style:font-weight-complex="bold"/>
    </style:style>
    <style:style style:name="P92"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style:text-line-through-style="none" style:text-line-through-type="none" style:font-name="Liberation Serif1" fo:font-size="10.5pt" fo:font-style="normal" fo:font-weight="bold" officeooo:rsid="00081df9" officeooo:paragraph-rsid="0060ba84" style:font-name-asian="Liberation Serif1" style:font-size-asian="10.5pt" style:font-style-asian="normal" style:font-weight-asian="bold" style:font-name-complex="Liberation Serif1" style:font-size-complex="10.5pt" style:font-style-complex="normal" style:font-weight-complex="bold"/>
    </style:style>
    <style:style style:name="P93" style:family="paragraph" style:parent-style-name="Standard">
      <loext:graphic-properties draw:fill="none"/>
      <style:paragraph-properties fo:margin-left="0cm" fo:margin-right="1.401cm" fo:line-height="150%" fo:text-align="justify" style:justify-single-word="false" fo:text-indent="0cm" style:auto-text-indent="false" fo:break-before="page" fo:background-color="transparent"/>
      <style:text-properties style:text-line-through-style="none" style:text-line-through-type="none" style:font-name="Liberation Serif1" fo:font-size="12pt" fo:font-style="normal" fo:font-weight="normal" officeooo:rsid="005ed1f7" officeooo:paragraph-rsid="005ed1f7" style:font-name-asian="Liberation Serif1" style:font-size-asian="12pt" style:font-style-asian="normal" style:font-weight-asian="normal" style:font-name-complex="Liberation Serif1" style:font-size-complex="12pt" style:font-style-complex="normal" style:font-weight-complex="normal"/>
    </style:style>
    <style:style style:name="P94" style:family="paragraph" style:parent-style-name="Standard" style:master-page-name="">
      <loext:graphic-properties draw:fill="none"/>
      <style:paragraph-properties fo:margin-left="1.101cm" fo:margin-right="1.401cm" fo:line-height="115%" fo:text-align="justify" style:justify-single-word="false" fo:text-indent="0cm" style:auto-text-indent="false" style:page-number="auto" fo:background-color="transparent"/>
      <style:text-properties style:text-line-through-style="none" style:text-line-through-type="none" style:font-name="Liberation Serif1" fo:font-style="normal" fo:font-weight="normal" officeooo:rsid="0058a5a7" officeooo:paragraph-rsid="0058a5a7" style:font-name-asian="Liberation Serif1" style:font-style-asian="normal" style:font-weight-asian="normal" style:font-name-complex="Liberation Serif1" style:font-style-complex="normal" style:font-weight-complex="normal"/>
    </style:style>
    <style:style style:name="P95" style:family="paragraph" style:parent-style-name="Standard">
      <style:paragraph-properties fo:line-height="150%" fo:text-align="justify" style:justify-single-word="false"/>
      <style:text-properties style:font-name="Liberation Serif1" fo:font-style="normal" fo:font-weight="normal" officeooo:rsid="0011087a" officeooo:paragraph-rsid="0010791c" style:font-style-asian="normal" style:font-weight-asian="normal" style:font-style-complex="normal" style:font-weight-complex="normal"/>
    </style:style>
    <style:style style:name="P96" style:family="paragraph" style:parent-style-name="Standard">
      <style:paragraph-properties fo:line-height="150%" fo:text-align="justify" style:justify-single-word="false"/>
      <style:text-properties style:font-name="Liberation Serif1" fo:font-style="normal" fo:font-weight="normal" officeooo:rsid="0011c1f4" officeooo:paragraph-rsid="0010791c" style:font-style-asian="normal" style:font-weight-asian="normal" style:font-style-complex="normal" style:font-weight-complex="normal"/>
    </style:style>
    <style:style style:name="P97" style:family="paragraph" style:parent-style-name="Standard">
      <style:text-properties style:font-name="Liberation Serif1" fo:font-style="normal" fo:font-weight="normal" officeooo:rsid="00105ddb" officeooo:paragraph-rsid="00081df9" style:font-style-asian="normal" style:font-weight-asian="normal" style:font-style-complex="normal" style:font-weight-complex="normal"/>
    </style:style>
    <style:style style:name="P98" style:family="paragraph" style:parent-style-name="Standard">
      <style:paragraph-properties fo:line-height="150%" fo:text-align="justify" style:justify-single-word="false"/>
      <style:text-properties style:font-name="Liberation Serif1" fo:font-style="normal" fo:font-weight="normal" officeooo:rsid="00105ddb" officeooo:paragraph-rsid="00643250" style:font-style-asian="normal" style:font-weight-asian="normal" style:font-style-complex="normal" style:font-weight-complex="normal"/>
    </style:style>
    <style:style style:name="P99" style:family="paragraph" style:parent-style-name="Standard">
      <style:paragraph-properties fo:line-height="150%" fo:text-align="justify" style:justify-single-word="false"/>
      <style:text-properties style:font-name="Liberation Serif1" fo:font-style="normal" fo:font-weight="normal" officeooo:rsid="00362e92" officeooo:paragraph-rsid="00362e92" style:font-style-asian="normal" style:font-weight-asian="normal" style:font-style-complex="normal" style:font-weight-complex="normal"/>
    </style:style>
    <style:style style:name="P100" style:family="paragraph" style:parent-style-name="Standard">
      <style:paragraph-properties fo:line-height="150%" fo:text-align="justify" style:justify-single-word="false"/>
      <style:text-properties style:font-name="Liberation Serif1" fo:font-style="normal" fo:font-weight="normal" officeooo:rsid="00081df9" officeooo:paragraph-rsid="00643250" style:font-style-asian="normal" style:font-weight-asian="normal" style:font-style-complex="normal" style:font-weight-complex="normal"/>
    </style:style>
    <style:style style:name="P101" style:family="paragraph" style:parent-style-name="Standard">
      <style:paragraph-properties fo:line-height="150%" fo:text-align="justify" style:justify-single-word="false"/>
      <style:text-properties style:font-name="Liberation Serif1" fo:font-style="normal" fo:font-weight="normal" officeooo:rsid="0008ff9a" officeooo:paragraph-rsid="00643250" style:font-style-asian="normal" style:font-weight-asian="normal" style:font-style-complex="normal" style:font-weight-complex="normal"/>
    </style:style>
    <style:style style:name="P102" style:family="paragraph" style:parent-style-name="Standard">
      <style:paragraph-properties fo:line-height="150%" fo:text-align="justify" style:justify-single-word="false"/>
      <style:text-properties style:font-name="Liberation Serif1" fo:font-style="normal" fo:font-weight="normal" officeooo:rsid="000977cd" officeooo:paragraph-rsid="00643250" style:font-style-asian="normal" style:font-weight-asian="normal" style:font-style-complex="normal" style:font-weight-complex="normal"/>
    </style:style>
    <style:style style:name="P103" style:family="paragraph" style:parent-style-name="Standard">
      <style:paragraph-properties fo:line-height="150%" fo:text-align="justify" style:justify-single-word="false"/>
      <style:text-properties style:font-name="Liberation Serif1" fo:font-style="normal" fo:font-weight="normal" officeooo:rsid="000aa585" officeooo:paragraph-rsid="00643250" style:font-style-asian="normal" style:font-weight-asian="normal" style:font-style-complex="normal" style:font-weight-complex="normal"/>
    </style:style>
    <style:style style:name="P104" style:family="paragraph" style:parent-style-name="Standard">
      <style:paragraph-properties fo:line-height="150%" fo:text-align="justify" style:justify-single-word="false"/>
      <style:text-properties style:font-name="Liberation Serif1" fo:font-style="normal" fo:font-weight="normal" officeooo:rsid="000ad4dc" officeooo:paragraph-rsid="00643250" style:font-style-asian="normal" style:font-weight-asian="normal" style:font-style-complex="normal" style:font-weight-complex="normal"/>
    </style:style>
    <style:style style:name="P105" style:family="paragraph" style:parent-style-name="Standard">
      <style:paragraph-properties fo:line-height="150%" fo:text-align="justify" style:justify-single-word="false"/>
      <style:text-properties style:font-name="Liberation Serif1" fo:font-style="normal" fo:font-weight="normal" officeooo:rsid="000d58b7" officeooo:paragraph-rsid="00643250" style:font-style-asian="normal" style:font-weight-asian="normal" style:font-style-complex="normal" style:font-weight-complex="normal"/>
    </style:style>
    <style:style style:name="P106" style:family="paragraph" style:parent-style-name="Standard">
      <style:paragraph-properties fo:line-height="150%" fo:text-align="justify" style:justify-single-word="false"/>
      <style:text-properties style:font-name="Liberation Serif1" fo:font-style="normal" fo:font-weight="bold" officeooo:rsid="00081df9" officeooo:paragraph-rsid="0061dfd9" style:font-style-asian="normal" style:font-weight-asian="bold" style:font-style-complex="normal" style:font-weight-complex="bold"/>
    </style:style>
    <style:style style:name="P107"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94e5e" officeooo:paragraph-rsid="00362e92" style:font-style-asian="normal" style:font-weight-asian="normal" style:font-style-complex="normal" style:font-weight-complex="normal"/>
    </style:style>
    <style:style style:name="P108"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ba594" officeooo:paragraph-rsid="004ba594" style:font-style-asian="normal" style:font-weight-asian="normal" style:font-style-complex="normal" style:font-weight-complex="normal"/>
    </style:style>
    <style:style style:name="P109"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bde0d" officeooo:paragraph-rsid="003bde0d"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3de4dd" officeooo:paragraph-rsid="0066c191"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4fbea4" officeooo:paragraph-rsid="004ddc05"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8a5a7" officeooo:paragraph-rsid="0058a5a7"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line-height="150%" fo:text-align="justify" style:justify-single-word="false"/>
      <style:text-properties style:text-line-through-style="none" style:text-line-through-type="none" style:font-name="Liberation Serif1" fo:font-style="normal" fo:font-weight="normal" officeooo:rsid="005c7577" officeooo:paragraph-rsid="0058a5a7" style:font-name-asian="Liberation Serif1" style:font-style-asian="normal" style:font-weight-asian="normal" style:font-name-complex="Liberation Serif1" style:font-style-complex="normal" style:font-weight-complex="normal"/>
    </style:style>
    <style:style style:name="P114" style:family="paragraph" style:parent-style-name="Standard">
      <style:paragraph-properties fo:line-height="150%" fo:text-align="justify" style:justify-single-word="false"/>
      <style:text-properties style:text-line-through-style="none" style:text-line-through-type="none" style:font-name="Liberation Serif1" fo:font-style="normal" fo:font-weight="bold" officeooo:rsid="00081df9" officeooo:paragraph-rsid="0060ba84" style:font-style-asian="normal" style:font-weight-asian="bold" style:font-style-complex="normal" style:font-weight-complex="bold"/>
    </style:style>
    <style:style style:name="P115" style:family="paragraph" style:parent-style-name="Standard">
      <style:paragraph-properties fo:line-height="150%" fo:text-align="justify" style:justify-single-word="false"/>
      <style:text-properties fo:font-style="normal" fo:font-weight="normal" officeooo:rsid="0010791c" officeooo:paragraph-rsid="0010791c"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fo:font-style="normal" fo:font-weight="normal" officeooo:rsid="002567a7" officeooo:paragraph-rsid="002567a7" style:font-style-asian="normal" style:font-weight-asian="normal" style:font-style-complex="normal" style:font-weight-complex="normal"/>
    </style:style>
    <style:style style:name="P117" style:family="paragraph" style:parent-style-name="Standard">
      <style:text-properties fo:font-style="normal" fo:font-weight="normal" officeooo:rsid="00081df9" officeooo:paragraph-rsid="00643250"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officeooo:paragraph-rsid="0061dfd9"/>
    </style:style>
    <style:style style:name="P119" style:family="paragraph" style:parent-style-name="Standard">
      <style:paragraph-properties fo:line-height="150%" fo:text-align="justify" style:justify-single-word="false"/>
      <style:text-properties officeooo:paragraph-rsid="00643250"/>
    </style:style>
    <style:style style:name="P120" style:family="paragraph" style:parent-style-name="Standard">
      <style:paragraph-properties fo:line-height="150%" fo:text-align="justify" style:justify-single-word="false"/>
      <style:text-properties fo:font-weight="bold" officeooo:rsid="00081df9" officeooo:paragraph-rsid="0060ba84" style:font-weight-asian="bold" style:font-weight-complex="bold"/>
    </style:style>
    <style:style style:name="P121" style:family="paragraph" style:parent-style-name="Standard">
      <style:paragraph-properties fo:line-height="150%" fo:text-align="justify" style:justify-single-word="false"/>
      <style:text-properties fo:font-weight="bold" officeooo:rsid="0008ff9a" officeooo:paragraph-rsid="00643250" style:font-weight-asian="bold" style:font-weight-complex="bold"/>
    </style:style>
    <style:style style:name="P122" style:family="paragraph" style:parent-style-name="Standard">
      <style:paragraph-properties fo:line-height="150%" fo:text-align="justify" style:justify-single-word="false"/>
      <style:text-properties fo:font-weight="bold" officeooo:rsid="000977cd" officeooo:paragraph-rsid="00643250" style:font-weight-asian="bold" style:font-weight-complex="bold"/>
    </style:style>
    <style:style style:name="P123" style:family="paragraph" style:parent-style-name="Standard">
      <style:paragraph-properties fo:line-height="150%" fo:text-align="justify" style:justify-single-word="false"/>
      <style:text-properties fo:font-weight="bold" officeooo:rsid="000ad4dc" officeooo:paragraph-rsid="00643250" style:font-weight-asian="bold" style:font-weight-complex="bold"/>
    </style:style>
    <style:style style:name="P124" style:family="paragraph" style:parent-style-name="Standard">
      <style:text-properties fo:font-size="10.5pt" fo:font-style="normal" fo:font-weight="bold" officeooo:rsid="00081df9" officeooo:paragraph-rsid="00643250" style:font-size-asian="10.5pt" style:font-style-asian="normal" style:font-weight-asian="bold" style:font-size-complex="10.5pt" style:font-style-complex="normal" style:font-weight-complex="bold"/>
    </style:style>
    <style:style style:name="P125" style:family="paragraph" style:parent-style-name="Standard">
      <style:paragraph-properties fo:line-height="150%" fo:text-align="justify" style:justify-single-word="false"/>
      <style:text-properties officeooo:rsid="00101fb2" officeooo:paragraph-rsid="00643250"/>
    </style:style>
    <style:style style:name="P126"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style:text-line-through-style="none" style:text-line-through-type="none" style:font-name="Liberation Serif1" fo:font-size="10.5pt" fo:font-style="italic" fo:font-weight="normal" officeooo:rsid="005ed1f7" officeooo:paragraph-rsid="0058a5a7" style:font-name-asian="Liberation Serif1" style:font-size-asian="10.5pt" style:font-style-asian="italic" style:font-weight-asian="normal" style:font-name-complex="Liberation Serif1" style:font-size-complex="10.5pt" style:font-style-complex="italic" style:font-weight-complex="normal"/>
    </style:style>
    <style:style style:name="P127"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style:text-line-through-style="none" style:text-line-through-type="none" style:font-name="Liberation Serif1" fo:font-size="10.5pt" fo:font-style="normal" fo:font-weight="normal" officeooo:rsid="00081df9" officeooo:paragraph-rsid="0060ba84" style:font-name-asian="Liberation Serif1" style:font-size-asian="10.5pt" style:font-style-asian="normal" style:font-weight-asian="normal" style:font-name-complex="Liberation Serif1" style:font-size-complex="10.5pt" style:font-style-complex="normal" style:font-weight-complex="normal"/>
    </style:style>
    <style:style style:name="P128" style:family="paragraph" style:parent-style-name="Standard">
      <loext:graphic-properties draw:fill="none"/>
      <style:paragraph-properties fo:margin-left="0cm" fo:margin-right="1.401cm" fo:line-height="115%" fo:text-align="justify" style:justify-single-word="false" fo:text-indent="0cm" style:auto-text-indent="false" fo:background-color="transparent"/>
      <style:text-properties style:text-line-through-style="none" style:text-line-through-type="none" style:font-name="Liberation Serif1" fo:font-size="10.5pt" fo:font-style="normal" fo:font-weight="normal" officeooo:rsid="0060ba84" officeooo:paragraph-rsid="0060ba84" style:font-name-asian="Liberation Serif1" style:font-size-asian="10.5pt" style:font-style-asian="normal" style:font-weight-asian="normal" style:font-name-complex="Liberation Serif1" style:font-size-complex="10.5pt" style:font-style-complex="normal" style:font-weight-complex="normal"/>
    </style:style>
    <style:style style:name="P129" style:family="paragraph" style:parent-style-name="Standard">
      <loext:graphic-properties draw:fill="none"/>
      <style:paragraph-properties fo:margin-left="0cm" fo:margin-right="1.401cm" fo:line-height="115%" fo:text-align="justify" style:justify-single-word="false" fo:text-indent="0cm" style:auto-text-indent="false" fo:break-before="page" fo:background-color="transparent"/>
      <style:text-properties style:text-line-through-style="none" style:text-line-through-type="none" style:font-name="Liberation Serif1" fo:font-size="10.5pt" fo:font-style="italic" fo:font-weight="normal" officeooo:rsid="005ed1f7" officeooo:paragraph-rsid="0058a5a7" style:font-name-asian="Liberation Serif1" style:font-size-asian="10.5pt" style:font-style-asian="italic" style:font-weight-asian="normal" style:font-name-complex="Liberation Serif1" style:font-size-complex="10.5pt" style:font-style-complex="italic" style:font-weight-complex="normal"/>
    </style:style>
    <style:style style:name="P130" style:family="paragraph" style:parent-style-name="Standard">
      <style:paragraph-properties fo:line-height="150%" fo:text-align="justify" style:justify-single-word="false" fo:break-before="page"/>
      <style:text-properties style:font-name="Liberation Serif1" fo:font-style="normal" fo:font-weight="bold" officeooo:rsid="00081df9" officeooo:paragraph-rsid="0061dfd9" style:font-style-asian="normal" style:font-weight-asian="bold" style:font-style-complex="normal" style:font-weight-complex="bold"/>
    </style:style>
    <style:style style:name="P131" style:family="paragraph" style:parent-style-name="Standard">
      <style:paragraph-properties fo:line-height="150%" fo:text-align="justify" style:justify-single-word="false" fo:break-before="page"/>
      <style:text-properties fo:font-weight="bold" officeooo:rsid="00081df9" officeooo:paragraph-rsid="0060ba84" style:font-weight-asian="bold" style:font-weight-complex="bold"/>
    </style:style>
    <style:style style:name="P132" style:family="paragraph" style:parent-style-name="Standard">
      <style:paragraph-properties fo:break-before="page"/>
      <style:text-properties fo:font-weight="bold" officeooo:rsid="00081df9" officeooo:paragraph-rsid="00643250" style:font-weight-asian="bold" style:font-weight-complex="bold"/>
    </style:style>
    <style:style style:name="P133" style:family="paragraph" style:parent-style-name="Standard">
      <style:paragraph-properties fo:line-height="150%" fo:text-align="justify" style:justify-single-word="false" fo:break-before="page"/>
      <style:text-properties style:text-line-through-style="none" style:text-line-through-type="none" style:font-name="Liberation Serif1" fo:font-style="normal" fo:font-weight="bold" officeooo:rsid="00081df9" officeooo:paragraph-rsid="0060ba84" style:font-name-asian="Liberation Serif1" style:font-style-asian="normal" style:font-weight-asian="bold" style:font-name-complex="Liberation Serif1" style:font-style-complex="normal" style:font-weight-complex="bold"/>
    </style:style>
    <style:style style:name="P134" style:family="paragraph" style:parent-style-name="Standard" style:master-page-name="">
      <loext:graphic-properties draw:fill="none"/>
      <style:paragraph-properties fo:margin-left="1cm" fo:margin-right="1.401cm" fo:line-height="150%" fo:text-align="justify" style:justify-single-word="false" fo:text-indent="0cm" style:auto-text-indent="false" style:page-number="auto" fo:background-color="transparent"/>
      <style:text-properties style:font-name="Liberation Serif1" fo:font-size="10.5pt" fo:font-style="normal" fo:font-weight="normal" officeooo:rsid="0031187a" officeooo:paragraph-rsid="0031187a" style:font-size-asian="10.5pt" style:font-style-asian="normal" style:font-weight-asian="normal" style:font-size-complex="10.5pt" style:font-style-complex="normal" style:font-weight-complex="normal"/>
    </style:style>
    <style:style style:name="P135" style:family="paragraph" style:parent-style-name="Standard" style:master-page-name="">
      <loext:graphic-properties draw:fill="none"/>
      <style:paragraph-properties fo:margin-left="1cm" fo:margin-right="1.6cm" fo:line-height="150%" fo:text-align="justify" style:justify-single-word="false" fo:text-indent="0cm" style:auto-text-indent="false" style:page-number="auto" fo:background-color="transparent"/>
      <style:text-properties style:font-name="Liberation Serif1" fo:font-size="10.5pt" fo:font-style="normal" fo:font-weight="normal" officeooo:rsid="00362e92" officeooo:paragraph-rsid="00362e92" style:font-size-asian="10.5pt" style:font-style-asian="normal" style:font-weight-asian="normal" style:font-size-complex="10.5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94e5e" style:font-weight-asian="normal" style:font-weight-complex="normal"/>
    </style:style>
    <style:style style:name="T3" style:family="text">
      <style:text-properties fo:font-weight="normal" officeooo:rsid="0061dfd9" style:font-weight-asian="normal" style:font-weight-complex="normal"/>
    </style:style>
    <style:style style:name="T4" style:family="text">
      <style:text-properties fo:font-weight="normal" officeooo:rsid="00671e6c"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94e5e"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0791c" style:font-style-asian="italic" style:font-style-complex="italic"/>
    </style:style>
    <style:style style:name="T9" style:family="text">
      <style:text-properties fo:font-style="italic" officeooo:rsid="00377d56" style:font-style-asian="italic" style:font-style-complex="italic"/>
    </style:style>
    <style:style style:name="T10" style:family="text">
      <style:text-properties fo:font-style="italic" officeooo:rsid="00394e5e"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Liberation Serif1"/>
    </style:style>
    <style:style style:name="T13" style:family="text">
      <style:text-properties style:font-name="Liberation Serif1" fo:font-style="normal" fo:font-weight="normal" style:font-style-asian="normal" style:font-weight-asian="normal" style:font-style-complex="normal" style:font-weight-complex="normal"/>
    </style:style>
    <style:style style:name="T14" style:family="text">
      <style:text-properties style:font-name="Liberation Serif1" fo:font-style="normal" fo:font-weight="normal" officeooo:rsid="000aa585" style:font-style-asian="normal" style:font-weight-asian="normal" style:font-style-complex="normal" style:font-weight-complex="normal"/>
    </style:style>
    <style:style style:name="T15" style:family="text">
      <style:text-properties style:font-name="Liberation Serif1" fo:font-style="normal" fo:font-weight="normal" officeooo:rsid="000c9ba2" style:font-style-asian="normal" style:font-weight-asian="normal" style:font-style-complex="normal" style:font-weight-complex="normal"/>
    </style:style>
    <style:style style:name="T16" style:family="text">
      <style:text-properties style:font-name="Liberation Serif1" fo:font-style="normal" fo:font-weight="normal" officeooo:rsid="000ad4dc" style:font-style-asian="normal" style:font-weight-asian="normal" style:font-style-complex="normal" style:font-weight-complex="normal"/>
    </style:style>
    <style:style style:name="T17" style:family="text">
      <style:text-properties style:font-name="Liberation Serif1" fo:font-style="normal" fo:font-weight="normal" officeooo:rsid="000d58b7" style:font-style-asian="normal" style:font-weight-asian="normal" style:font-style-complex="normal" style:font-weight-complex="normal"/>
    </style:style>
    <style:style style:name="T18" style:family="text">
      <style:text-properties style:font-name="Liberation Serif1" fo:font-style="normal" fo:font-weight="normal" officeooo:rsid="000e7519" style:font-style-asian="normal" style:font-weight-asian="normal" style:font-style-complex="normal" style:font-weight-complex="normal"/>
    </style:style>
    <style:style style:name="T19" style:family="text">
      <style:text-properties style:font-name="Liberation Serif1" fo:font-style="normal" fo:font-weight="normal" officeooo:rsid="00105ddb" style:font-style-asian="normal" style:font-weight-asian="normal" style:font-style-complex="normal" style:font-weight-complex="normal"/>
    </style:style>
    <style:style style:name="T20" style:family="text">
      <style:text-properties style:font-name="Liberation Serif1" fo:font-style="normal" fo:font-weight="normal" officeooo:rsid="00101fb2" style:font-style-asian="normal" style:font-weight-asian="normal" style:font-style-complex="normal" style:font-weight-complex="normal"/>
    </style:style>
    <style:style style:name="T21" style:family="text">
      <style:text-properties style:font-name="Liberation Serif1" fo:font-style="normal" fo:font-weight="bold" officeooo:rsid="00101fb2" style:font-style-asian="normal" style:font-weight-asian="bold" style:font-style-complex="normal" style:font-weight-complex="bold"/>
    </style:style>
    <style:style style:name="T22" style:family="text">
      <style:text-properties style:font-name="Liberation Serif1" fo:font-style="normal" fo:font-weight="bold" officeooo:rsid="00105ddb" style:font-style-asian="normal" style:font-weight-asian="bold" style:font-style-complex="normal" style:font-weight-complex="bold"/>
    </style:style>
    <style:style style:name="T23" style:family="text">
      <style:text-properties style:font-name="Liberation Serif1" fo:font-style="italic" fo:font-weight="normal" style:font-style-asian="italic" style:font-weight-asian="normal" style:font-style-complex="italic" style:font-weight-complex="normal"/>
    </style:style>
    <style:style style:name="T24" style:family="text">
      <style:text-properties style:font-name="Liberation Serif1" fo:font-style="italic" fo:font-weight="normal" officeooo:rsid="000aa585" style:font-style-asian="italic" style:font-weight-asian="normal" style:font-style-complex="italic" style:font-weight-complex="normal"/>
    </style:style>
    <style:style style:name="T25" style:family="text">
      <style:text-properties style:font-name="Liberation Serif1" fo:font-style="italic" fo:font-weight="normal" officeooo:rsid="000c9ba2" style:font-style-asian="italic" style:font-weight-asian="normal" style:font-style-complex="italic" style:font-weight-complex="normal"/>
    </style:style>
    <style:style style:name="T26" style:family="text">
      <style:text-properties style:font-name="Liberation Serif1" fo:font-style="italic" fo:font-weight="normal" officeooo:rsid="000d58b7" style:font-style-asian="italic" style:font-weight-asian="normal" style:font-style-complex="italic" style:font-weight-complex="normal"/>
    </style:style>
    <style:style style:name="T27" style:family="text">
      <style:text-properties style:font-name="Liberation Serif1" fo:font-style="italic" fo:font-weight="normal" officeooo:rsid="0011087a" style:font-style-asian="italic" style:font-weight-asian="normal" style:font-style-complex="italic" style:font-weight-complex="normal"/>
    </style:style>
    <style:style style:name="T28" style:family="text">
      <style:text-properties style:font-name="Liberation Serif1" fo:font-style="italic" fo:font-weight="bold" officeooo:rsid="00101fb2" style:font-style-asian="italic" style:font-weight-asian="bold" style:font-style-complex="italic" style:font-weight-complex="bold"/>
    </style:style>
    <style:style style:name="T29" style:family="text">
      <style:text-properties style:font-name="Liberation Serif1" fo:font-style="italic" style:font-name-asian="Liberation Serif1" style:font-style-asian="italic" style:font-name-complex="Liberation Serif1" style:font-style-complex="italic"/>
    </style:style>
    <style:style style:name="T30" style:family="text">
      <style:text-properties style:font-name="Liberation Serif1" fo:font-style="italic" officeooo:rsid="002ba1e6" style:font-name-asian="Liberation Serif1" style:font-style-asian="italic" style:font-name-complex="Liberation Serif1" style:font-style-complex="italic"/>
    </style:style>
    <style:style style:name="T31" style:family="text">
      <style:text-properties style:font-name="Liberation Serif1" fo:font-style="italic" officeooo:rsid="005b0c91" style:font-name-asian="Liberation Serif1" style:font-style-asian="italic" style:font-name-complex="Liberation Serif1" style:font-style-complex="italic"/>
    </style:style>
    <style:style style:name="T32" style:family="text">
      <style:text-properties style:font-name="Liberation Serif1" fo:font-style="italic" style:font-style-asian="italic" style:font-style-complex="italic"/>
    </style:style>
    <style:style style:name="T33" style:family="text">
      <style:text-properties style:font-name="Liberation Serif1" fo:font-style="italic" officeooo:rsid="0029928e" style:font-style-asian="italic" style:font-style-complex="italic"/>
    </style:style>
    <style:style style:name="T34" style:family="text">
      <style:text-properties style:font-name="Liberation Serif1" fo:font-style="italic" officeooo:rsid="002ba1e6" style:font-style-asian="italic" style:font-style-complex="italic"/>
    </style:style>
    <style:style style:name="T35" style:family="text">
      <style:text-properties style:font-name="Liberation Serif1" fo:font-style="italic" officeooo:rsid="003172e8" style:font-style-asian="italic" style:font-style-complex="italic"/>
    </style:style>
    <style:style style:name="T36" style:family="text">
      <style:text-properties style:font-name="Liberation Serif1" officeooo:rsid="00105ddb"/>
    </style:style>
    <style:style style:name="T37" style:family="text">
      <style:text-properties style:font-name="Liberation Serif1" officeooo:rsid="0011087a"/>
    </style:style>
    <style:style style:name="T38" style:family="text">
      <style:text-properties style:font-name="Liberation Serif1" officeooo:rsid="0011c1f4"/>
    </style:style>
    <style:style style:name="T39" style:family="text">
      <style:text-properties style:font-name="Liberation Serif1" officeooo:rsid="00127f48"/>
    </style:style>
    <style:style style:name="T40" style:family="text">
      <style:text-properties style:font-name="Liberation Serif1" officeooo:rsid="00150fae"/>
    </style:style>
    <style:style style:name="T41" style:family="text">
      <style:text-properties style:font-name="Liberation Serif1" style:font-name-asian="Liberation Serif1" style:font-name-complex="Liberation Serif1"/>
    </style:style>
    <style:style style:name="T42" style:family="text">
      <style:text-properties style:font-name="Liberation Serif1" officeooo:rsid="00176d7c" style:font-name-asian="Liberation Serif1" style:font-name-complex="Liberation Serif1"/>
    </style:style>
    <style:style style:name="T43" style:family="text">
      <style:text-properties style:font-name="Liberation Serif1" officeooo:rsid="00185988" style:font-name-asian="Liberation Serif1" style:font-name-complex="Liberation Serif1"/>
    </style:style>
    <style:style style:name="T44" style:family="text">
      <style:text-properties style:font-name="Liberation Serif1" officeooo:rsid="001afe0c" style:font-name-asian="Liberation Serif1" style:font-name-complex="Liberation Serif1"/>
    </style:style>
    <style:style style:name="T45" style:family="text">
      <style:text-properties style:font-name="Liberation Serif1" officeooo:rsid="001e3ce7" style:font-name-asian="Liberation Serif1" style:font-name-complex="Liberation Serif1"/>
    </style:style>
    <style:style style:name="T46" style:family="text">
      <style:text-properties style:font-name="Liberation Serif1" officeooo:rsid="002202e6" style:font-name-asian="Liberation Serif1" style:font-name-complex="Liberation Serif1"/>
    </style:style>
    <style:style style:name="T47" style:family="text">
      <style:text-properties style:font-name="Liberation Serif1" officeooo:rsid="002ba1e6" style:font-name-asian="Liberation Serif1" style:font-name-complex="Liberation Serif1"/>
    </style:style>
    <style:style style:name="T48" style:family="text">
      <style:text-properties style:font-name="Liberation Serif1" officeooo:rsid="002cfac3" style:font-name-asian="Liberation Serif1" style:font-name-complex="Liberation Serif1"/>
    </style:style>
    <style:style style:name="T49" style:family="text">
      <style:text-properties style:font-name="Liberation Serif1" officeooo:rsid="004fd4b8" style:font-name-asian="Liberation Serif1" style:font-name-complex="Liberation Serif1"/>
    </style:style>
    <style:style style:name="T50" style:family="text">
      <style:text-properties style:font-name="Liberation Serif1" officeooo:rsid="0050af50" style:font-name-asian="Liberation Serif1" style:font-name-complex="Liberation Serif1"/>
    </style:style>
    <style:style style:name="T51" style:family="text">
      <style:text-properties style:font-name="Liberation Serif1" officeooo:rsid="00522ab0" style:font-name-asian="Liberation Serif1" style:font-name-complex="Liberation Serif1"/>
    </style:style>
    <style:style style:name="T52" style:family="text">
      <style:text-properties style:font-name="Liberation Serif1" officeooo:rsid="00533fee" style:font-name-asian="Liberation Serif1" style:font-name-complex="Liberation Serif1"/>
    </style:style>
    <style:style style:name="T53" style:family="text">
      <style:text-properties style:font-name="Liberation Serif1" officeooo:rsid="00598113" style:font-name-asian="Liberation Serif1" style:font-name-complex="Liberation Serif1"/>
    </style:style>
    <style:style style:name="T54" style:family="text">
      <style:text-properties style:font-name="Liberation Serif1" officeooo:rsid="005b0c91" style:font-name-asian="Liberation Serif1" style:font-name-complex="Liberation Serif1"/>
    </style:style>
    <style:style style:name="T55" style:family="text">
      <style:text-properties style:font-name="Liberation Serif1" officeooo:rsid="005c7577" style:font-name-asian="Liberation Serif1" style:font-name-complex="Liberation Serif1"/>
    </style:style>
    <style:style style:name="T56" style:family="text">
      <style:text-properties style:font-name="Liberation Serif1" officeooo:rsid="00655bc9" style:font-name-asian="Liberation Serif1" style:font-name-complex="Liberation Serif1"/>
    </style:style>
    <style:style style:name="T57" style:family="text">
      <style:text-properties style:font-name="Liberation Serif1" officeooo:rsid="002635d4"/>
    </style:style>
    <style:style style:name="T58" style:family="text">
      <style:text-properties style:font-name="Liberation Serif1" officeooo:rsid="0027e451"/>
    </style:style>
    <style:style style:name="T59" style:family="text">
      <style:text-properties style:font-name="Liberation Serif1" officeooo:rsid="0029928e"/>
    </style:style>
    <style:style style:name="T60" style:family="text">
      <style:text-properties style:font-name="Liberation Serif1" officeooo:rsid="002ba1e6"/>
    </style:style>
    <style:style style:name="T61" style:family="text">
      <style:text-properties style:font-name="Liberation Serif1" officeooo:rsid="002cfac3"/>
    </style:style>
    <style:style style:name="T62" style:family="text">
      <style:text-properties style:font-name="Liberation Serif1" officeooo:rsid="003172e8"/>
    </style:style>
    <style:style style:name="T63" style:family="text">
      <style:text-properties style:font-name="Liberation Serif1" officeooo:rsid="0033a983"/>
    </style:style>
    <style:style style:name="T64" style:family="text">
      <style:text-properties style:font-name="Liberation Serif1" fo:font-weight="bold" style:font-weight-asian="bold" style:font-weight-complex="bold"/>
    </style:style>
    <style:style style:name="T65" style:family="text">
      <style:text-properties style:font-name="Liberation Serif1" fo:font-weight="bold" officeooo:rsid="003ec157" style:font-weight-asian="bold" style:font-weight-complex="bold"/>
    </style:style>
    <style:style style:name="T66" style:family="text">
      <style:text-properties style:font-name="Liberation Serif1" officeooo:rsid="00362e92"/>
    </style:style>
    <style:style style:name="T67" style:family="text">
      <style:text-properties style:font-name="Liberation Serif1" officeooo:rsid="003ec157"/>
    </style:style>
    <style:style style:name="T68" style:family="text">
      <style:text-properties style:font-name="Liberation Serif1" officeooo:rsid="004fd4b8"/>
    </style:style>
    <style:style style:name="T69" style:family="text">
      <style:text-properties style:font-name="Liberation Serif1" fo:font-weight="normal" officeooo:rsid="0011087a" style:font-weight-asian="normal" style:font-weight-complex="normal"/>
    </style:style>
    <style:style style:name="T70" style:family="text">
      <style:text-properties style:font-name="Liberation Serif1" fo:font-weight="normal" officeooo:rsid="0061dfd9" style:font-weight-asian="normal" style:font-weight-complex="normal"/>
    </style:style>
    <style:style style:name="T71" style:family="text">
      <style:text-properties officeooo:rsid="0010791c"/>
    </style:style>
    <style:style style:name="T72" style:family="text">
      <style:text-properties fo:font-weight="bold" style:font-weight-asian="bold" style:font-weight-complex="bold"/>
    </style:style>
    <style:style style:name="T73" style:family="text">
      <style:text-properties fo:font-weight="bold" officeooo:rsid="003ec157" style:font-weight-asian="bold" style:font-weight-complex="bold"/>
    </style:style>
    <style:style style:name="T74" style:family="text">
      <style:text-properties fo:font-weight="bold" officeooo:rsid="0054a830" style:font-weight-asian="bold" style:font-weight-complex="bold"/>
    </style:style>
    <style:style style:name="T75" style:family="text">
      <style:text-properties fo:font-weight="bold" officeooo:rsid="0056e7fa" style:font-weight-asian="bold" style:font-weight-complex="bold"/>
    </style:style>
    <style:style style:name="T76" style:family="text">
      <style:text-properties style:text-line-through-style="none" style:text-line-through-type="none" style:font-name="Liberation Serif1" fo:font-style="normal" fo:font-weight="normal" style:font-style-asian="normal" style:font-weight-asian="normal" style:font-style-complex="normal" style:font-weight-complex="normal"/>
    </style:style>
    <style:style style:name="T77" style:family="text">
      <style:text-properties style:text-line-through-style="none" style:text-line-through-type="none" style:font-name="Liberation Serif1" fo:font-style="normal" fo:font-weight="normal" officeooo:rsid="003ec32f" style:font-style-asian="normal" style:font-weight-asian="normal" style:font-style-complex="normal" style:font-weight-complex="normal"/>
    </style:style>
    <style:style style:name="T78" style:family="text">
      <style:text-properties style:text-line-through-style="none" style:text-line-through-type="none" style:font-name="Liberation Serif1" fo:font-style="normal" fo:font-weight="normal" officeooo:rsid="00409cc8" style:font-style-asian="normal" style:font-weight-asian="normal" style:font-style-complex="normal" style:font-weight-complex="normal"/>
    </style:style>
    <style:style style:name="T79" style:family="text">
      <style:text-properties style:text-line-through-style="none" style:text-line-through-type="none" style:font-name="Liberation Serif1" fo:font-style="normal" fo:font-weight="normal" officeooo:rsid="0041235e" style:font-style-asian="normal" style:font-weight-asian="normal" style:font-style-complex="normal" style:font-weight-complex="normal"/>
    </style:style>
    <style:style style:name="T80" style:family="text">
      <style:text-properties style:text-line-through-style="none" style:text-line-through-type="none" style:font-name="Liberation Serif1" fo:font-style="normal" fo:font-weight="normal" officeooo:rsid="00416a63" style:font-style-asian="normal" style:font-weight-asian="normal" style:font-style-complex="normal" style:font-weight-complex="normal"/>
    </style:style>
    <style:style style:name="T81" style:family="text">
      <style:text-properties style:text-line-through-style="none" style:text-line-through-type="none" style:font-name="Liberation Serif1" fo:font-style="normal" fo:font-weight="normal" officeooo:rsid="00438fd6" style:font-style-asian="normal" style:font-weight-asian="normal" style:font-style-complex="normal" style:font-weight-complex="normal"/>
    </style:style>
    <style:style style:name="T82" style:family="text">
      <style:text-properties style:text-line-through-style="none" style:text-line-through-type="none" style:font-name="Liberation Serif1" fo:font-style="normal" fo:font-weight="normal" officeooo:rsid="004407c7" style:font-style-asian="normal" style:font-weight-asian="normal" style:font-style-complex="normal" style:font-weight-complex="normal"/>
    </style:style>
    <style:style style:name="T83" style:family="text">
      <style:text-properties style:text-line-through-style="none" style:text-line-through-type="none" style:font-name="Liberation Serif1" fo:font-style="normal" fo:font-weight="normal" officeooo:rsid="00446cc3" style:font-style-asian="normal" style:font-weight-asian="normal" style:font-style-complex="normal" style:font-weight-complex="normal"/>
    </style:style>
    <style:style style:name="T84" style:family="text">
      <style:text-properties style:text-line-through-style="none" style:text-line-through-type="none" style:font-name="Liberation Serif1" fo:font-style="normal" fo:font-weight="normal" officeooo:rsid="00458abc" style:font-style-asian="normal" style:font-weight-asian="normal" style:font-style-complex="normal" style:font-weight-complex="normal"/>
    </style:style>
    <style:style style:name="T85" style:family="text">
      <style:text-properties style:text-line-through-style="none" style:text-line-through-type="none" style:font-name="Liberation Serif1" fo:font-style="normal" fo:font-weight="normal" officeooo:rsid="00466cf2" style:font-style-asian="normal" style:font-weight-asian="normal" style:font-style-complex="normal" style:font-weight-complex="normal"/>
    </style:style>
    <style:style style:name="T86" style:family="text">
      <style:text-properties style:text-line-through-style="none" style:text-line-through-type="none" style:font-name="Liberation Serif1" fo:font-style="normal" fo:font-weight="normal" officeooo:rsid="004dbb8e" style:font-style-asian="normal" style:font-weight-asian="normal" style:font-style-complex="normal" style:font-weight-complex="normal"/>
    </style:style>
    <style:style style:name="T87" style:family="text">
      <style:text-properties style:text-line-through-style="none" style:text-line-through-type="none"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88" style:family="text">
      <style:text-properties style:text-line-through-style="none" style:text-line-through-type="none" style:font-name="Liberation Serif1" fo:font-style="normal" fo:font-weight="normal" officeooo:rsid="004dbb8e" style:font-name-asian="Liberation Serif1" style:font-style-asian="normal" style:font-weight-asian="normal" style:font-name-complex="Liberation Serif1" style:font-style-complex="normal" style:font-weight-complex="normal"/>
    </style:style>
    <style:style style:name="T89" style:family="text">
      <style:text-properties style:text-line-through-style="none" style:text-line-through-type="none" style:font-name="Liberation Serif1" fo:font-style="normal" fo:font-weight="normal" officeooo:rsid="004fbea4" style:font-name-asian="Liberation Serif1" style:font-style-asian="normal" style:font-weight-asian="normal" style:font-name-complex="Liberation Serif1" style:font-style-complex="normal" style:font-weight-complex="normal"/>
    </style:style>
    <style:style style:name="T90" style:family="text">
      <style:text-properties style:text-line-through-style="none" style:text-line-through-type="none" style:font-name="Liberation Serif1" fo:font-style="normal" fo:font-weight="normal" officeooo:rsid="0061dfd9" style:font-name-asian="Liberation Serif1" style:font-style-asian="normal" style:font-weight-asian="normal" style:font-name-complex="Liberation Serif1" style:font-style-complex="normal" style:font-weight-complex="normal"/>
    </style:style>
    <style:style style:name="T91" style:family="text">
      <style:text-properties style:text-line-through-style="none" style:text-line-through-type="none" style:font-name="Liberation Serif1" fo:font-style="normal" fo:font-weight="normal" officeooo:rsid="0067f164" style:font-name-asian="Liberation Serif1" style:font-style-asian="normal" style:font-weight-asian="normal" style:font-name-complex="Liberation Serif1" style:font-style-complex="normal" style:font-weight-complex="normal"/>
    </style:style>
    <style:style style:name="T92" style:family="text">
      <style:text-properties style:text-line-through-style="none" style:text-line-through-type="none" style:font-name="Liberation Serif1" fo:font-style="normal" fo:font-weight="bold" officeooo:rsid="00416a63" style:font-style-asian="normal" style:font-weight-asian="bold" style:font-style-complex="normal" style:font-weight-complex="bold"/>
    </style:style>
    <style:style style:name="T93" style:family="text">
      <style:text-properties style:text-line-through-style="none" style:text-line-through-type="none" style:font-name="Liberation Serif1" fo:font-style="normal" fo:font-weight="bold" officeooo:rsid="00438fd6" style:font-style-asian="normal" style:font-weight-asian="bold" style:font-style-complex="normal" style:font-weight-complex="bold"/>
    </style:style>
    <style:style style:name="T94" style:family="text">
      <style:text-properties style:text-line-through-style="none" style:text-line-through-type="none" style:font-name="Liberation Serif1" fo:font-style="normal" fo:font-weight="bold" officeooo:rsid="00466cf2" style:font-style-asian="normal" style:font-weight-asian="bold" style:font-style-complex="normal" style:font-weight-complex="bold"/>
    </style:style>
    <style:style style:name="T95" style:family="text">
      <style:text-properties style:text-line-through-style="none" style:text-line-through-type="none" style:font-name="Liberation Serif1" fo:font-style="italic" fo:font-weight="normal" officeooo:rsid="0041235e" style:font-style-asian="italic" style:font-weight-asian="normal" style:font-style-complex="italic" style:font-weight-complex="normal"/>
    </style:style>
    <style:style style:name="T96" style:family="text">
      <style:text-properties style:text-line-through-style="none" style:text-line-through-type="none" style:font-name="Liberation Serif1" fo:font-style="italic" fo:font-weight="normal" officeooo:rsid="004dbb8e" style:font-style-asian="italic" style:font-weight-asian="normal" style:font-style-complex="italic" style:font-weight-complex="normal"/>
    </style:style>
    <style:style style:name="T97" style:family="text">
      <style:text-properties style:text-line-through-style="none" style:text-line-through-type="none" style:font-name="Liberation Serif1" fo:font-style="italic" fo:font-weight="normal" officeooo:rsid="004fbea4" style:font-name-asian="Liberation Serif1" style:font-style-asian="italic" style:font-weight-asian="normal" style:font-name-complex="Liberation Serif1" style:font-style-complex="italic" style:font-weight-complex="normal"/>
    </style:style>
    <style:style style:name="T98" style:family="text">
      <style:text-properties style:text-line-through-style="none" style:text-line-through-type="none" fo:font-weight="normal" officeooo:rsid="0041235e" style:font-weight-asian="normal" style:font-weight-complex="normal"/>
    </style:style>
    <style:style style:name="T99" style:family="text">
      <style:text-properties style:text-line-through-style="none" style:text-line-through-type="none" fo:font-weight="normal" officeooo:rsid="0061dfd9" style:font-weight-asian="normal" style:font-weight-complex="normal"/>
    </style:style>
    <style:style style:name="T100" style:family="text">
      <style:text-properties style:text-line-through-style="none" style:text-line-through-type="none" fo:font-style="italic" fo:font-weight="normal" officeooo:rsid="0041235e" style:font-style-asian="italic" style:font-weight-asian="normal" style:font-style-complex="italic" style:font-weight-complex="normal"/>
    </style:style>
    <style:style style:name="T101" style:family="text">
      <style:text-properties officeooo:rsid="004fd4b8"/>
    </style:style>
    <style:style style:name="T102" style:family="text">
      <style:text-properties officeooo:rsid="0056e7fa"/>
    </style:style>
    <style:style style:name="T103" style:family="text">
      <style:text-properties officeooo:rsid="0054a830"/>
    </style:style>
    <style:style style:name="T104" style:family="text">
      <style:text-properties officeooo:rsid="002b917a"/>
    </style:style>
    <style:style style:name="T105" style:family="text">
      <style:text-properties officeooo:rsid="003aae05"/>
    </style:style>
    <style:style style:name="T106" style:family="text">
      <style:text-properties officeooo:rsid="00377d56"/>
    </style:style>
    <style:style style:name="T107" style:family="text">
      <style:text-properties officeooo:rsid="00394e5e"/>
    </style:style>
    <style:style style:name="T108" style:family="text">
      <style:text-properties officeooo:rsid="005c7577"/>
    </style:style>
    <style:style style:name="T109" style:family="text">
      <style:text-properties fo:font-size="10.5pt" style:font-size-asian="10.5pt" style:font-size-complex="10.5pt"/>
    </style:style>
    <style:style style:name="T110" style:family="text">
      <style:text-properties fo:font-size="10.5pt" officeooo:rsid="005c7577" style:font-size-asian="10.5pt" style:font-size-complex="10.5pt"/>
    </style:style>
    <style:style style:name="T111" style:family="text">
      <style:text-properties fo:font-size="10.5pt" officeooo:rsid="005dcd06" style:font-size-asian="10.5pt" style:font-size-complex="10.5pt"/>
    </style:style>
    <style:style style:name="T112" style:family="text">
      <style:text-properties fo:font-size="10.5pt" officeooo:rsid="002cfac3" style:font-size-asian="10.5pt" style:font-size-complex="10.5pt"/>
    </style:style>
    <style:style style:name="T113" style:family="text">
      <style:text-properties fo:font-size="10.5pt" fo:font-style="italic" style:font-size-asian="10.5pt" style:font-style-asian="italic" style:font-size-complex="10.5pt" style:font-style-complex="italic"/>
    </style:style>
    <style:style style:name="T114" style:family="text">
      <style:text-properties fo:font-size="10.5pt" fo:font-style="italic" officeooo:rsid="005dcd06" style:font-size-asian="10.5pt" style:font-style-asian="italic" style:font-size-complex="10.5pt" style:font-style-complex="italic"/>
    </style:style>
    <style:style style:name="T115" style:family="text">
      <style:text-properties fo:font-size="10.5pt" fo:font-style="italic" officeooo:rsid="005ed1f7" style:font-size-asian="10.5pt" style:font-style-asian="italic" style:font-size-complex="10.5pt" style:font-style-complex="italic"/>
    </style:style>
    <style:style style:name="T116" style:family="text">
      <style:text-properties fo:font-size="10.5pt" officeooo:rsid="002cfac3" style:font-name-asian="Liberation Serif1" style:font-size-asian="10.5pt" style:font-name-complex="Liberation Serif1" style:font-size-complex="10.5pt"/>
    </style:style>
    <style:style style:name="T117" style:family="text">
      <style:text-properties officeooo:rsid="003ec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1">RORTY, R<text:span text:style-name="T1">. (1990:</text:span><text:span text:style-name="T3">48</text:span><text:span text:style-name="T1">). </text:span><text:span text:style-name="T5">El giro lingüístico</text:span><text:span text:style-name="T11">. Barcelona: Paidós Iberoamérica.</text:span></text:p>
      <text:p text:style-name="P6"/>
      <text:p text:style-name="P17">Dificultades metafilosóficas de la filosofía lingüística</text:p>
      <text:p text:style-name="P7"><text:span text:style-name="T36"/></text:p>
      <text:p text:style-name="P25"/>
      <text:p text:style-name="P7"><text:span text:style-name="T12"><text:tab/>...</text:span><text:span text:style-name="T37">«Cada rebelde filósofo ha pretendido ser «</text:span><text:span text:style-name="T38">carente de supuestos» pero ninguno lo ha logrado. Esto no es sorprendente, pues sería harto extraño saber qué método debe seguir un filósofo sin tener alguna noción sobre la naturaleza de la empresa filosófica, y del conocimiento humano. Para saber qué método adoptar, uno debe haber llegado ya a algunas conclusiones metafísicas y epistemológicas. Si se intenta defender estas conclusiones usando el método de elección uno se expone a la acusación de la circularidad… Desde que el método filosófico es el mismo problema filosófico (o, en otras palabras, desde que se adoptan criterios diferentes para la solución satisfactoria de un problema filosófico, y se arguye en su favor desde diversas escuelas de filósofos, cada revolucionario filósofo queda expuesto al cargo de circularidad o de haber prejuzgado la cuestión</text:span><text:span text:style-name="T37">»</text:span></text:p>
      <text:p text:style-name="P95"/>
      <text:p text:style-name="P85"><text:span text:style-name="T37">RORTY, R</text:span><text:span text:style-name="T69">. (1990:</text:span><text:span text:style-name="T70">49</text:span><text:span text:style-name="T69">). </text:span><text:span text:style-name="T27">El giro lingüístico</text:span><text:span text:style-name="T69">. Barcelona: Paidós Iberoamérica.</text:span></text:p>
      <text:p text:style-name="P96"/>
      <text:p text:style-name="P32"><text:tab/>«Ante esta situación, uno se siente tentado de definir la filosofía como la disciplina en la que se busca el conocimiento pero sólo se pueden encontrar opiniones.»</text:p>
      <text:p text:style-name="P8"><text:span text:style-name="T39">«</text:span><text:span text:style-name="T12">Si se acepta que las artes no aspiran a</text:span><text:span text:style-name="T39">l</text:span><text:span text:style-name="T12"> conocimiento, y que la ciencia no solo lo busca sino que lo encuentra, se dispondrá de un </text:span><text:span text:style-name="T39">m</text:span><text:span text:style-name="T12">étodo tosco pero eficaz para distinguir la filosofía de ambas. Pero una definición así sería inadecuada ya que no hace justicia al carácter progresivo de la filosofía</text:span><text:span text:style-name="T39">»</text:span><text:span text:style-name="T12">.</text:span></text:p>
      <text:p text:style-name="P25"/>
      <text:p text:style-name="P86">RORTY, R<text:span text:style-name="T1">. (1990:</text:span><text:span text:style-name="T3">50</text:span><text:span text:style-name="T1">). </text:span><text:span text:style-name="T5">El giro lingüístico</text:span><text:span text:style-name="T1">. Barcelona: Paidós Iberoamérica.</text:span></text:p>
      <text:p text:style-name="P26"/>
      <text:p text:style-name="P26"><text:tab/>«El objetivo del presente volumen es el de proporcionar materiales de reflexión sobre la revolución filosófica más reciente, la de la filosofía lingüística. Entenderé por «filosofía lingüística» el punto de vista de que los problemas filosóficos pueden ser resueltos (o disueltos) reformando el lenguaje o comprendiendo mejor el que usamos en el presente. Esta perspectiva es considerada por muchos de sus defensores el descubrimiento filosófico más importante de nuestro tiempo, y, desde luego, de cualquier época. Pero sus críticos la interpretan como un signo de la enfermedad de nuestras almas, una revuelta contra la razón misma, y un intento autoengañoso (en palabras de Russell) de preocuparse con artimañas lo que no ha logrado conseguir con trabajo honesto.»</text:p>
      <text:p text:style-name="P26"/>
      <text:p text:style-name="P26"/>
      <text:p text:style-name="P26"/>
      <text:p text:style-name="P86">RORTY, R<text:span text:style-name="T1">. (1990:</text:span><text:span text:style-name="T3">51</text:span><text:span text:style-name="T1">). </text:span><text:span text:style-name="T5">El giro lingüístico</text:span><text:span text:style-name="T1">. Barcelona: Paidós Iberoamérica.</text:span></text:p>
      <text:p text:style-name="P27"/>
      <text:p text:style-name="P9"><text:span text:style-name="T12"><text:tab/>«Una discusión metafilosófica de tan alto nivel de abstracción deja a los contendientes exhaustos. Y lo que se encuentra es: a) a los filósofos lingüísticos argumentando contra cualquier método no-lingüístico de resolver problemas filosóficos, sobre la base de filosofías sustantivas tales como «no existen enunciados sintéticos a priori», «la forma gramatical de algunas proposiciones representa mal la forma lógica de los hechos que significan», «todos los enunciados empíricamente significativo tienen que ser refutables empíricamente», «el lenguaje ordinario es correcto», y <text:tab/>así sucesivamente; b) a otros filósofos lingüísticos así como a críticos </text:span><text:span text:style-name="T40">de la filosofía lingüística argumentando contra esta tesis; c) a los filósofos lingüísticos resaltando con orgullo sus propias reformas lingüísticas y/o sus descripciones del lenguaje, y diciendo «</text:span><text:span text:style-name="T12">mirad, ningún problem</text:span><text:span text:style-name="T40">a!»¡</text:span><text:span text:style-name="T12"> ; </text:span><text:span text:style-name="T40">d) a los críticos replicando que los problemas pueden haber sido eludidos con poca sutileza (o de forma autoconvenza).</text:span></text:p>
      <text:p text:style-name="P42"/>
      <text:p text:style-name="P86">RORTY, R<text:span text:style-name="T1">. (1990;</text:span><text:span text:style-name="T3">55-56</text:span><text:span text:style-name="T1">). </text:span><text:span text:style-name="T5">El giro lingüístico</text:span><text:span text:style-name="T1">. Barcelona: Paidós Iberoamérica.</text:span></text:p>
      <text:p text:style-name="P28"/>
      <text:p text:style-name="P28"><text:tab/>¿Cómo sabe Ayer cuándo una proposición es literalmente significativa? La respuesta oficial a esta pregunta viene dada en el siguiente pasaje.</text:p>
      <text:p text:style-name="P83"><text:span text:style-name="T12">Las proposiciones de la filosofía no son factuales sino de carácter lingüístico </text:span><text:span text:style-name="T42">—esto es, no describen la conducta de objetos físicos ni siquiera mentales; expresan definiciones o consecuencias formales de definiciones.</text:span></text:p>
      <text:p text:style-name="P45"/>
      <text:p text:style-name="P10"><text:span text:style-name="T42">… Ayer se limita a arbitrar sus propias definiciones. Su argumento real para su «regla de significación» era aproximadamente así: no habríamos de llamar «significativo» (al menos «cognitivamente significativo») a ningún enunciado al que no le pudiéramos asignar procedimientos de verificación (o cuando menos, confirmación). </text:span><text:span text:style-name="T43">Los únicos procedimientos de que podemos disponer son, hablando en general, los que se usan en matemáticas y en lógica (derivación a partir de definiciones y axiomas) y en ciencia empírica (confirmación por referencia a la experiencia sensorial). Puesto que el metafísico no usa ninguno de los dos, sus enunciados no son significativos.</text:span></text:p>
      <text:p text:style-name="P49"/>
      <text:p text:style-name="P87">RORTY, R<text:span text:style-name="T1">. (1990:</text:span><text:span text:style-name="T3">56-57</text:span><text:span text:style-name="T1">). </text:span><text:span text:style-name="T5">El giro lingüístico</text:span><text:span text:style-name="T1">. Barcelona: Paidós Iberoamérica.</text:span></text:p>
      <text:p text:style-name="P11"><text:span text:style-name="T43"/></text:p>
      <text:p text:style-name="P12"><text:span text:style-name="T41"><text:tab/>Tanto Carnap como Ayer sostienen que el mismo tipo de análisis que devela la confusión de H</text:span><text:span text:style-name="T44">e</text:span><text:span text:style-name="T41">idegger mostraría que ciertas proposiciones son (cognitivamente) significativas y otras no. De lo que nadie se dio cuenta en aquel período (la mitad de los treinta) fue que el único procedimiento </text:span><text:span text:style-name="T44">de Carnap para decidir si un lenguaje dado era «lógicamente correcto» consistía en si sus proposiciones eran o no susceptibles de verificación (o confirmación) por uno u otro de los métodos mencionados antes. </text:span></text:p>
      <text:p text:style-name="P46"/>
      <text:p text:style-name="P87">RORTY, R<text:span text:style-name="T1">. (1990:</text:span><text:span text:style-name="T3">57</text:span><text:span text:style-name="T1">). </text:span><text:span text:style-name="T5">El giro lingüístico</text:span><text:span text:style-name="T1">. Barcelona: Paidós Iberoamérica.</text:span></text:p>
      <text:p text:style-name="P46"/>
      <text:p text:style-name="P46"><text:tab/>En consecuencia, ni unos ni otros vieron que la pregunta «¿existen proposiciones significativas que no son susceptibles de verificación (o confirmación) por cualquiera de los métodos estándar»?, no era una pregunta que pudiera ser contestada sin circularidad por la «lógica».</text:p>
      <text:p text:style-name="P46"/>
      <text:p text:style-name="P87">RORTY, R<text:span text:style-name="T1">. (1990:</text:span><text:span text:style-name="T3">59</text:span><text:span text:style-name="T1">). </text:span><text:span text:style-name="T5">El giro lingüístico</text:span><text:span text:style-name="T1">. Barcelona: Paidós Iberoamérica.</text:span></text:p>
      <text:p text:style-name="P13"><text:span text:style-name="T44"/></text:p>
      <text:p text:style-name="P13"><text:span text:style-name="T41"><text:tab/>La satisfacción de las condiciones de Bergman [1) en principio cada proposición descriptiva no filosófica puede ser transcrita en él; 2) no lo puede ser ninguna no reconstruida filosóficamente; 3) todas las proposiciones filosóficas pueden ser reconstruidas como enunciados sobre su sintaxis ... y su interpretación… Gustav Bergman] mostraría que no tenemos que hablar de lenguaje que hablamos (a menos que queramos plantear preguntas filosóficas), </text:span><text:span text:style-name="T45">y de este modo invalidaría la réplica tradicionalista de que hablamos el lenguaje que hablamos y, por tanto, tenemos que plantear las preguntas filosóficas que planteamos, porque el lenguaje refleja una realidad que puede ser descrita y explicada sólo si estamos dispuestos a filosofar. Si se pudiera construir un lenguaje ideal ber</text:span><text:span text:style-name="T56">maniano</text:span><text:span text:style-name="T45">, el filósofo tendría que negar, sobre la base única de que en él no se puede filosofar, que «representa adecuadamente la realidad». </text:span></text:p>
      <text:p text:style-name="P47"/>
      <text:p text:style-name="P14"><text:span text:style-name="T45">«</text:span><text:span text:style-name="T41">Pocos opositores a la filosofía lingüística han deseado caracterizar la filosofía </text:span><text:span text:style-name="T29">simplemente</text:span><text:span text:style-name="T41"> como una forma de arte, o como un ejercicio de la propia musculatura intelectual» </text:span></text:p>
      <text:p text:style-name="P50"/>
      <text:p text:style-name="P87">RORTY, R<text:span text:style-name="T1">. (1990:</text:span><text:span text:style-name="T3">60</text:span><text:span text:style-name="T1">). </text:span><text:span text:style-name="T5">El giro lingüístico</text:span><text:span text:style-name="T1">. Barcelona: Paidós Iberoamérica.</text:span></text:p>
      <text:p text:style-name="P48"/>
      <text:p text:style-name="P15"><text:span text:style-name="T41"><text:tab/>«(Un <text:s/>lenguaje que nos permitiera hablar como lo hacen los salvajes podría ser adecuado, pero no lo sería un lenguaje que no hiciera posible al antropólogo hablar sobre el lenguaje de los salvajes) … </text:span><text:span text:style-name="T46">Por eso «traducimos» sus enunciados acerca de entidades que nosotros sabemos que existen —enfermedades, cambios climáticos y así—. Sin embargo, sería mejor llamar a estas traducciones «reconstrucciones», pues las haríamos hasta así descubrimos que no tienen ninguna palabra para enfermedades y eso, y que no consiguen captar tales conceptos</text:span><text:span text:style-name="T12">»</text:span></text:p>
      <text:p text:style-name="P33"/>
      <text:p text:style-name="P33"/>
      <text:p text:style-name="P86">RORTY, R<text:span text:style-name="T1">. (1990:</text:span><text:span text:style-name="T3">65</text:span><text:span text:style-name="T1">). </text:span><text:span text:style-name="T5">El giro lingüístico</text:span><text:span text:style-name="T1">. Barcelona: Paidós Iberoamérica.</text:span></text:p>
      <text:p text:style-name="P16"><text:span text:style-name="T12"/></text:p>
      <text:p text:style-name="P16"><text:span text:style-name="T12"><text:tab/>«</text:span><text:span text:style-name="T57">La objeción (4), si bien vinculada históricamente con la (3), no es tan claramente irrelevante. El empirismo y el behaviorismo casi siempre han ido de la mano con el nominalismo, la doctrina de que no existen los </text:span><text:span text:style-name="T58">conceptos</text:span><text:span text:style-name="T57"> ni universales. Muchos críticos de la filosofía lingüística (notablemente Blanchartd) ha afirmado que nadie hubiera soñado con emprender el giro lingüístico si no hubiera estado comprometido antes con el nominalismo. … </text:span><text:span text:style-name="T58">Seguramente, razonan que, para saber si las expresiones de un lenguaje son adecuadas para decir cualquier cosa que queremos (fuera de la filosofía), tendríamos que ver si tales expresiones expresan adecuadamente nuestros conceptos (o, quizá, los universales subsistentes que nuestros conceptos representan). Desde que la filosofía tradicional ha consistido por largo tiempo… en hurgar bajo el lenguaje buscando lo que expresa, la adopción del giro lingüístico presupone la tesis sustantiva de que en tal búsqueda no hay nada que encontrar.</text:span><text:span text:style-name="T12">»</text:span></text:p>
      <text:p text:style-name="P16"><text:span text:style-name="T12"/></text:p>
      <text:p text:style-name="P130">RORTY, R<text:span text:style-name="T1">. (1990:</text:span><text:span text:style-name="T3">65</text:span><text:span text:style-name="T1">). </text:span><text:span text:style-name="T5">El giro lingüístico</text:span><text:span text:style-name="T1">. Barcelona: Paidós Iberoamérica.</text:span></text:p>
      <text:p text:style-name="P106"><text:span text:style-name="T1"/></text:p>
      <text:p text:style-name="P29"><text:span text:style-name="T12"><text:tab/>«Hay dos maneras de responder a esta objeción. Primero, cabe hacer notar que entre las proposiciones que intentamos reconstruir en un lenguaje ideal hay proposiciones </text:span><text:span text:style-name="T59">tales como «las palabras son a menudo inadecuadas para expresar los conceptos», «existen conceptos», «los conceptos representan universales </text:span><text:span text:style-name="T33">ante rem</text:span><text:span text:style-name="T59">», y similares. Si el nominalismo es falso, veremos que lo es por intentar (sin éxito) reconstruir esos enunciados en un lenguaje ideal que no admite como términos primitivos palabras que se refieran a tales conceptos y/o universales.</text:span><text:span text:style-name="T12">»</text:span></text:p>
      <text:p text:style-name="P43"><text:tab/>«El objetor, sin embargo, puede muy bien tener la sensación de que este procedimiento es circular, pues la prueba que determina si la frase «Hay conceptos» ha sido reconstruida <text:span text:style-name="T7">adecuadamente</text:span> no está clara, y (sospecha) el filósofo lingüístico habrá asignado, por anticipado, un significado a «concepto» que será reconstruido adecuadamente <text:span text:style-name="T104">en un lenguaje nominalista, pero no es lo que él (el objetor) entiende por «concepto»… </text:span>»</text:p>
      <text:p text:style-name="P43"/>
      <text:p text:style-name="P86">RORTY, R<text:span text:style-name="T1">. (1990:</text:span><text:span text:style-name="T3">66</text:span><text:span text:style-name="T1">). </text:span><text:span text:style-name="T5">El giro lingüístico</text:span><text:span text:style-name="T1">. Barcelona: Paidós Iberoamérica.</text:span></text:p>
      <text:p text:style-name="P30"/>
      <text:p text:style-name="P31"><text:span text:style-name="T12"><text:tab/>«Por el momento, consideremos una segunda respuesta que se puede hacer a esta objeción. Se le puede hacer frente, en sus propios supuestos, diciendo que aun si aceptamos la existencia de conceptos (y/o universales subsistentes) </text:span><text:span text:style-name="T72">el hecho es que nuestro conocimiento de esas entidades se obtiene por la inspección del uso lingüístico</text:span><text:span text:style-name="T12">. </text:span><text:span text:style-name="T60">Filósofos jóvenes, en trance de emprender el giro lingüístico, se ven acosados por un pequeño grupo de piquetes blandiendo eslóganes que dicen «no malgastéis vuestra vida en palabras </text:span><text:span text:style-name="T47">—uníos a nosotros y juntos razonamos acerca de aquello que estas palabras </text:span><text:span text:style-name="T30">representan</text:span><text:span text:style-name="T60">». Pero si hubieran leído las </text:span><text:span text:style-name="T34">Investigaciones filosóficas</text:span><text:span text:style-name="T60"> de Wittgenstein, se hubieran visto sorprendidos por observaciones como:</text:span></text:p>
      <text:p text:style-name="P31"><text:span text:style-name="T61"><text:tab/></text:span><text:span text:style-name="T112">Imaginemos una persona cuya memoria no pudiera retener lo que significa la palabra ‘dolor’ </text:span><text:span text:style-name="T116">—de modo que regularmente nombrara cosas diferentes con esa palabra— pero a pesar de ello usara la palabra de una forma que se ajustara a los síntomas y presuposiciones usuales del dolor —en suma, la usaría como lo hacemos nosotros—. Aquí me gustaría decir: un volante que puede ser girado sin que ninguna otra cosa se mueva con <text:s/>él no es parte del mecanismo (Sección 271)</text:span><text:span text:style-name="T109">»</text:span></text:p>
      <text:p text:style-name="P31"/>
      <text:p text:style-name="P86">RORTY, R<text:span text:style-name="T1">. (1990:</text:span><text:span text:style-name="T3">67</text:span><text:span text:style-name="T1">). </text:span><text:span text:style-name="T5">El giro lingüístico</text:span><text:span text:style-name="T1">. Barcelona: Paidós Iberoamérica.</text:span></text:p>
      <text:p text:style-name="P34"/>
      <text:p text:style-name="P35"><text:span text:style-name="T12"><text:tab/><text:tab/>«</text:span><text:span text:style-name="T109">Aprendéis el </text:span><text:span text:style-name="T113">concepto</text:span><text:span text:style-name="T109"> ‘dolor’ cuando aprendéis el lenguaje» (L.W. Sección 316)</text:span></text:p>
      <text:p text:style-name="P134"><text:tab/>Para aclararnos acerca del significado de la palabra ‘pensar’ nos observamos a nosotros mismos mientras pensamos; ¡lo que observamos era lo que la palabra significa! Pero este concepto no se usa así. (Sería como sin saber jugar al ajedrez estuviera intentando vislumbrar qué significa la palabra ‘mate’ mediante la observación atenta del último movimiento de alguna partida de ajedrez (Ibíd., 316)</text:p>
      <text:p text:style-name="P35"/>
      <text:p text:style-name="P36"><text:tab/>Ni estos pasajes ni <text:s/>otro en la obra de Wittgenstein proporcionan un argumento directo contra la existencia de conceptos universales. O contra la creencia de que podemos observar conceptos o universales <text:span text:style-name="T12">«directamente» (esto es, sin pasar por el lenguaje) y comparar entonces lo que descubrimos nosotros con el modo como son usadas las palabras… El «nominalismo metodológico» ha llegado a ser hegemónico entre los filósofos lingüísticos en gran parte porque la lectura de Wittgenstein elimina la propia convicción instintiva de </text:span><text:span text:style-name="T62">que la observación en cuestión </text:span><text:span text:style-name="T35">tiene</text:span><text:span text:style-name="T62"> que ser posible de algún modo… </text:span></text:p>
      <text:p text:style-name="P44"/>
      <text:p text:style-name="P86">RORTY, R<text:span text:style-name="T1">. (1990:</text:span><text:span text:style-name="T3">68</text:span><text:span text:style-name="T1">). </text:span><text:span text:style-name="T5">El giro lingüístico</text:span><text:span text:style-name="T1">. Barcelona: Paidós Iberoamérica.</text:span></text:p>
      <text:p text:style-name="P37"><text:span text:style-name="T62"/></text:p>
      <text:p text:style-name="P37"><text:span text:style-name="T12"><text:tab/>Es verdad, probablemente, que nadie que no fuera un nominalista metodológico sería un filósofo lingüístico, y también es verdad que el nominalismo metodológico es una tesis filosófica sustantiva. Tenemos aquí, entonces, un supuesto de la filosofía lingüística, que únicamente puede ser defendido pasando la carga de la prueba al oponente y preguntando por a) un problema sobre la naturaleza de un concepto particular que no pueda solucionarse así, y b) los criterios para juzgar respuestas a este problema. Los debates sobre la existencia de conceptos universales, o sobre si poseemos facultades para observarlos directamente, son irrelevantes para esta cuestión. Al elegir un método filosófico no ayuda mucho a oír que uno es capaz de intuir universales, </text:span><text:span text:style-name="T63">o que el intelecto humano es «un poder cognitivo … irreductible a todas las facultades sensoriales»</text:span></text:p>
      <text:p text:style-name="P41"/>
      <text:p text:style-name="P41"/>
      <text:p text:style-name="P86">RORTY, R<text:span text:style-name="T1">. (1990:</text:span><text:span text:style-name="T3">69</text:span><text:span text:style-name="T1">). </text:span><text:span text:style-name="T5">El giro lingüístico</text:span><text:span text:style-name="T1">. Barcelona: Paidós Iberoamérica.</text:span></text:p>
      <text:p text:style-name="P38"><text:span text:style-name="T63"/></text:p>
      <text:p text:style-name="P38"><text:span text:style-name="T64">Quine</text:span><text:span text:style-name="T12"> (</text:span><text:span text:style-name="T32">Word and Objet</text:span><text:span text:style-name="T12">, Cambridge, 1960 págs. 271-272) </text:span><text:span text:style-name="T66">en el curso de una reconstrucción general del «ascenso semántico» («cambio del lenguaje sobre objetos por el lenguaje sobre palabras»).</text:span></text:p>
      <text:p text:style-name="P40"/>
      <text:p text:style-name="P135"><text:span text:style-name="T12"><text:tab/>El ascenso semántico, tal como yo hablo de él, se aplica por doquier. «Hay wombats en Tasmania» podría parafrasearse como «”wombat es verdadero de algunas criaturas en Tasmania» si hubiera alguna importancia en ello. Pero sucede que el ascenso semántico es más útil en conexiones filosóficas que un ninguna otra, y creo que puedo explicarlo …. La estrategia del ascenso semántico consiste en transportar la discusión a un dominio en que ambas partes se ponen mejor de acuerdo sobre los objetos (por ejemplo, palabras) y sobre los términos principales que les conciernen, </text:span><text:span text:style-name="T64">Las palabras, o sus inscripciones, a diferencia de los puntos, millas, clases y así</text:span><text:span text:style-name="T12">, </text:span><text:span text:style-name="T64">donde <text:s/>hombres con esquemas conceptuales totalmente diferentes se comunican lo mejor que pueden</text:span><text:span text:style-name="T12">. La estrategia consiste en ascender hasta la parte común de sos esquemas conceptuales totalmente diferentes, lo mejor para discutir fundamentos dispares. Ninguna maravilla así funciona en filosofía.</text:span></text:p>
      <text:p text:style-name="P84"/>
      <text:p text:style-name="P68"><text:span text:style-name="T105">Nota VA </text:span><text:span text:style-name="T106">[</text:span><text:span text:style-name="T107">Ver en </text:span><text:span text:style-name="T106">Levinson:</text:span><text:span text:style-name="T9"> </text:span><text:span text:style-name="T10">Significados presumibles:</text:span><text:span text:style-name="T106">“estamos </text:span><text:span text:style-name="T107">inexorablemente </text:span><text:span text:style-name="T106">destinados a</text:span><text:span text:style-name="T107">l entendimiento común</text:span><text:span text:style-name="T106">”; </text:span><text:span text:style-name="T107">D. </text:span><text:span text:style-name="T106">Davidson </text:span><text:span text:style-name="T107">( </text:span><text:span text:style-name="T10">De la verdad y la representación</text:span><text:span text:style-name="T107">: La cita p. 95 cap. 6)</text:span><text:span text:style-name="T106"> y Putnam </text:span><text:span text:style-name="T10">Representación y realidad,</text:span><text:span text:style-name="T107"> <text:s/>p. 139: Equivalencias].</text:span></text:p>
      <text:p text:style-name="P107"/>
      <text:p text:style-name="P88"><text:span text:style-name="T107">RORTY, R</text:span><text:span text:style-name="T2">. (1990.</text:span><text:span text:style-name="T3">70-</text:span><text:span text:style-name="T4"> 72</text:span><text:span text:style-name="T2">). </text:span><text:span text:style-name="T6">El giro lingüístico</text:span><text:span text:style-name="T2">. Barcelona: Paidós Iberoamérica.</text:span></text:p>
      <text:p text:style-name="P55"/>
      <text:p text:style-name="P55"><text:tab/>Ahora vuelvo al intento alternativo de reformular (sin presupuestos previos) la tesis original de Ayer y Carnap de que los problemas filosóficos son problemas de lenguaje, un intento que es el común denominador de las posiciones metafilosóficas de los que Bergman denomina «Filósofos del lenguaje Ordinario»… </text:p>
      <text:p text:style-name="P110"><text:tab/><text:span text:style-name="T117">Pero debemos examinar mejor esta afirmación viéndola como una forma de otra objeción general a ambos tipos de filosofía lingüística, a saber: q</text:span><text:span text:style-name="T73">ue es erróneo mostrar que l</text:span><text:span text:style-name="T72">os filósofos ya no pueden seguir filosofando si se les priva de recursos lingüísticos</text:span>. <text:span text:style-name="T117">Pareciera que mostrar eso no es más que plantear el problema real: ¿deberíamos filosofar?</text:span></text:p>
      <text:p text:style-name="P55"/>
      <text:p text:style-name="P88"><text:span text:style-name="T1"/></text:p>
      <text:p text:style-name="P56"/>
      <text:p text:style-name="P56"><text:span text:style-name="T12"><text:tab/></text:span></text:p>
      <text:p text:style-name="P114">RORTY, R<text:span text:style-name="T1">. (1990:</text:span><text:span text:style-name="T3">73</text:span><text:span text:style-name="T1">). </text:span><text:span text:style-name="T5">El giro lingüístico</text:span><text:span text:style-name="T1">. Barcelona: Paidós Iberoamérica.</text:span></text:p>
      <text:p text:style-name="P57"/>
      <text:p text:style-name="P118"><text:span text:style-name="T77"><text:tab/>Este último problema recibirá ahora diferentes soluciones según como se interprete. Si «¿deberíamos filosofar?» significa 1) ¿deberíamos plantearnos el tipo de preguntas que se hicieron los filósofos tradicionales? (por ejemplo, ¿qué es la justicia?. ¿existe Dios?, ¿es el hombre un género diferente de los animales?. ¿podemos tener conocimiento objetivo de un mundo externo?), el asunto es más bien simplón. … Pero si «deberíamos filosofar?» significa 2)«deberíamos intentar descubrir </text:span><text:span text:style-name="T78">respuestas a estas preguntas distintas de las proporcionadas por el sentido común y la ciencia?</text:span><text:span text:style-name="T77">», </text:span><text:span text:style-name="T78">la respuesta no es tan obvia. Si significa 3) «¿deberíamos plantearnos tales preguntas como preguntas de primer orden acerca de la realidad, en lugar de traducirlas a preguntas de segundo orden sobre palabras tales como «justicia», «Dios», «existencia», «género», y «objetivos»?, entonces la respuesta es, de nuevo, no tan obvia. La pregunta «¿deberíamos filosofar?», si se le da el primer tipo de interpretación es meramente retórica. </text:span><text:span text:style-name="T79">Si se le da la tercera, entonces debe ser tomada como una especia de «¿</text:span><text:span text:style-name="T95">cómo deberíamos filosofar?</text:span><text:span text:style-name="T79">», y esta pregunta no puede ser contestada racionalmente a no ser que se sepa que se puede construir un Lenguaje Ideal del tipo de Bergman … </text:span></text:p>
      <text:p text:style-name="P118"><text:span text:style-name="T79"/></text:p>
      <text:p text:style-name="P130"><text:span text:style-name="T98">RORTY, R. (1990:</text:span><text:span text:style-name="T99">73</text:span><text:span text:style-name="T98">). </text:span><text:span text:style-name="T100">El giro lingüístico</text:span><text:span text:style-name="T98">. Barcelona: Paidós Iberoamérica.</text:span></text:p>
      <text:p text:style-name="P106"><text:span text:style-name="T98"/></text:p>
      <text:p text:style-name="P118"><text:span text:style-name="T79"><text:tab/>Decir que los filósofos lingüísticos han prejuzgado la pregunta «¿deberíamos filosofar?» al insi</text:span><text:span text:style-name="T80">s</text:span><text:span text:style-name="T79">tir en que deberíamos hacerlo con métodos lingüísticos, es ello mismo prejuicioso. </text:span><text:span text:style-name="T80">La mayor parte de los críticos que sostienen que los filósofos lingüísticos la han prejuzgado, le darían la segunda interpretación. Dirían que </text:span><text:span text:style-name="T92">los filósofos lingüísticos han asumido que el sentido común, la ciencia, y la atención a los usos de las palabras bastarían para proporcionar cualquier respuesta que pudiera darse a estas preguntas, </text:span><text:span text:style-name="T93">y si no hay disponibles ulteriores respuestas </text:span><text:span text:style-name="T80"><text:s/></text:span><text:span text:style-name="T81">ello se debe a que las preguntas son d</text:span><text:span text:style-name="T82">eficientes</text:span><text:span text:style-name="T80">. </text:span><text:span text:style-name="T82">Argumentarían que, <text:s/>en ausencia de este supuesto, la realización exitosa del programa de la filosofía del lenguaje</text:span><text:span text:style-name="T83"> tanto Ideal como Ordinario carecería del menor interés. Pues todo lo que dichos programas harían ver que los filósofos que no son permeables a introducir ciertas locuciones en el lenguaje son incapaces de decir lo que quieren</text:span></text:p>
      <text:p text:style-name="P59"/>
      <text:p text:style-name="P88">RORTY, R<text:span text:style-name="T1">. (1990:</text:span><text:span text:style-name="T3">74</text:span><text:span text:style-name="T1">). </text:span><text:span text:style-name="T5">El giro lingüístico</text:span><text:span text:style-name="T1">. Barcelona: Paidós Iberoamérica.</text:span></text:p>
      <text:p text:style-name="P58"/>
      <text:p text:style-name="P81"><text:span text:style-name="T76"><text:tab/>Si creéis que existen más cosas susceptibles de descripción y explicación que las descritas y explicadas por el sentido común y la ciencia, decidnos cómo sabéis si habéis descrito adecuadamente, o las habéis explicado con corrección. </text:span><text:span text:style-name="T84">Si no sis capaces de hacer ninguna de las dos cosas, en tal caso persistiremos en interpretar vuestras preguntas … como preguntas defectuosas. </text:span></text:p>
      <text:p text:style-name="P60"/>
      <text:p text:style-name="P60"/>
      <text:p text:style-name="P60"/>
      <text:p text:style-name="P88">RORTY, R<text:span text:style-name="T1">. (1990:</text:span><text:span text:style-name="T3">75</text:span><text:span text:style-name="T1">. </text:span><text:span text:style-name="T5">El giro lingüístico</text:span><text:span text:style-name="T1">. Barcelona: Paidós Iberoamérica.</text:span></text:p>
      <text:p text:style-name="P60"/>
      <text:p text:style-name="P81"><text:span text:style-name="T84"><text:tab/>Al mostrar que se puede construir un Lenguaje Ideal (o que el Lenguaje Ordinario es Ideal), nosotros no habremos señalado nada más, ciertamente, que es innecesario plantear aquellas preguntas a no ser que deseemos filosofar a la manera tradicional… Los filósofos tradicionales … </text:span><text:span text:style-name="T94">Pero el único supuesto que podemos admitir es que si no tenemos criterio alguno para evaluar respuestas a ciertas preguntas, en tal caso debemos dejar de hacer tales preguntas hasta que las tuviéramos</text:span><text:span text:style-name="T85">.</text:span></text:p>
      <text:p text:style-name="P61"><text:tab/>Hasta aquí he estado insistiendo en el fundamento común compartido por la Filosofía del Lenguaje Ideal y la <text:s/>del Lenguaje Ordinario…</text:p>
      <text:p text:style-name="P61"/>
      <text:p text:style-name="P62"/>
      <text:p text:style-name="P88">RORTY, R<text:span text:style-name="T1">. (1990:</text:span><text:span text:style-name="T3">85</text:span><text:span text:style-name="T1">). </text:span><text:span text:style-name="T5">El giro lingüístico</text:span><text:span text:style-name="T1">. Barcelona: Paidós Iberoamérica.</text:span></text:p>
      <text:p text:style-name="P78">Filosofía del Lenguaje Ideal «versus» Filosofía del Lenguaje Ordinario</text:p>
      <text:p text:style-name="P77"/>
      <text:p text:style-name="P63"><text:tab/>Los filósofos del Lenguaje Ordinario pueden argumentar que los «constructivistas», si se muestran incapaces de responder la pregunta crucial sobre una prueba de adecuación (que, desde luego, no es más que otra forma de pregunta acerca del significado de «puede ser transcrito en principio» en el criterio de Bergman), han perdido justamente la ventaja del «ascenso semántico» que Quine citaba. Pues el único sentido en que es verdadero que los filósofos logran más fácilmente el acuerdo sobre palabras que sobre cosas, es que los que discrepan sobre cualquier otra cosa pueden convenir en cómo usan las palabra en el discurso no filosófico. Si nos aferramos a este acuerdo no queda otro agarradero para el giro lingüístico. </text:p>
      <text:p text:style-name="P78"/>
      <text:p text:style-name="P88">RORTY, R<text:span text:style-name="T1">. (1990:</text:span><text:span text:style-name="T3">91</text:span><text:span text:style-name="T1">). </text:span><text:span text:style-name="T5">El giro lingüístico</text:span><text:span text:style-name="T1">. Barcelona: Paidós Iberoamérica.</text:span></text:p>
      <text:p text:style-name="P79"/>
      <text:p text:style-name="P64"><text:tab/>Es importante porque (para repetir lo apuntado dos veces) el punto de vista tradicional es que los problemas filosóficos se crean a partir de la inconsistencia interna, o la inexplicabilidad, de las creencias de las personas corrientes, <text:span text:style-name="T12">«prefilosóficas». <text:s/></text:span></text:p>
      <text:p text:style-name="P64"/>
      <text:p text:style-name="P88">RORTY, R<text:span text:style-name="T1">. (1990:</text:span><text:span text:style-name="T3">93</text:span><text:span text:style-name="T1">). </text:span><text:span text:style-name="T5">El giro lingüístico</text:span><text:span text:style-name="T1">. Barcelona: Paidós Iberoamérica.</text:span></text:p>
      <text:p text:style-name="P65"/>
      <text:p text:style-name="P65"><text:tab/>No existe, a las claras, con tal filósofo ninguna posibilidad argumental sobre si la suya es la visión correcta de la filosofía. El giro lingüístico es una reacción contra la visión de la filosofía como una disciplina que busca la solución de ciertos problemas tradicionales, generados (aparentemente) por ciertas creencias de sentido común.</text:p>
      <text:p text:style-name="P65"/>
      <text:p text:style-name="P65"/>
      <text:p text:style-name="P88">RORTY, R<text:span text:style-name="T1">. (1990:</text:span><text:span text:style-name="T3">95</text:span><text:span text:style-name="T1">). </text:span><text:span text:style-name="T5">El giro lingüístico</text:span><text:span text:style-name="T1">. Barcelona: Paidós Iberoamérica.</text:span></text:p>
      <text:p text:style-name="P66"/>
      <text:p text:style-name="P66"><text:span text:style-name="T64"><text:tab/>Una lingüística y una filosofía del lenguaje</text:span><text:span text:style-name="T12"> perfeccionadas podrían proporcionar un método filosóficamente neutral y abiertamente empírico de clasificar «significados separados y distintos» (o sentidos) en el lenguaje ordinario, y de este modo aquietar la sospecha de Maxwell y Feigil de que </text:span><text:span text:style-name="T64">producimos, más que descubrimos, tales distinciones</text:span><text:span text:style-name="T12">. </text:span></text:p>
      <text:p text:style-name="P66"/>
      <text:p text:style-name="P88">RORTY, R<text:span text:style-name="T1">. (1990:</text:span><text:span text:style-name="T3">96</text:span><text:span text:style-name="T1">). </text:span><text:span text:style-name="T5">El giro lingüístico</text:span><text:span text:style-name="T1">. Barcelona: Paidós Iberoamérica.</text:span></text:p>
      <text:p text:style-name="P67"/>
      <text:p text:style-name="P67"><text:tab/>Aunque puede existir un método de formular problemas que no implique el uso de palabras en giros inusuales, podemos legítimamente negarnos a considerar el problema hasta que no se produzca de hecho una nueva formulación. ..</text:p>
      <text:p text:style-name="P53"><text:span text:style-name="T86"><text:tab/>Con estos resultados en la mente, podemos retomar ahora la pregunta diferida: ¿disponen realmente los filósofos lingüísticos de criterios de eficacia filosófica que sean suficientemente claros como para permitir acuerdos racionales? El obvio (y nada interesante) que los tienen cuando el asunto sobre el que se requiere acuerdo es suficientemente especializado. Por ejemplo, ha sido por mucho tiempo un desiderátum de la Filosofía del Lenguaje Ideal producir una lógica inductiva que fuera «existencial» en el sentido de que sus cánones pudieran ser determinados en un lenguaje que empleara sólo predicados «descriptivos» y (aproximadamente) el equipo lógico disponible en los </text:span><text:span text:style-name="T96">Principia Mathematica</text:span><text:span text:style-name="T86"> (evitando de este modo el uso de una noción primitiva como «conexión casual»). Hasta ahora ese intento ha fracasado, pero el criterio de eficacia está suficientemente claro. Sin embargo, cuando preguntamos si existen criterios de eficacia en el logro de la tarea primaria de la filosofía lingüística </text:span><text:span text:style-name="T88">—disolver los problemas filosóficos— las cosas no están tan claras. La razón primordial por la que los filósofos sueñan con una lógica excepcional inductiva es su convicción de que una vez que la tuviéramos <text:s/>habríamos disuelto el problema de «la naturaleza de la causalidad». </text:span></text:p>
      <text:p text:style-name="P76"/>
      <text:p text:style-name="P89">RORTY, R<text:span text:style-name="T1">. (1990:</text:span><text:span text:style-name="T3">97</text:span><text:span text:style-name="T1">). </text:span><text:span text:style-name="T5">El giro lingüístico</text:span><text:span text:style-name="T1">. Barcelona: Paidós Iberoamérica.</text:span></text:p>
      <text:p text:style-name="P82"><text:span text:style-name="T88"/></text:p>
      <text:p text:style-name="P82"><text:span text:style-name="T87"><text:tab/>Pero no está claro de ningún modo claro por qué un filósofo que tuviera éxito en proporcionar criterios para distinguir «conjunciones accidentales» de «conexiones casuales» sin tener que apelar a nociones primitivas de «eficacia causal» o «nomologicidad», se habría desembarazado por e</text:span><text:span text:style-name="T91">s</text:span><text:span text:style-name="T87">o de las perplejidades tradicionales sobre la causalidad. </text:span><text:span text:style-name="T89">Ya no está claro cuales son las perplejidades. Si un metafísico tradicional, por ejemplo, replica que la lógica inductiva únicamente puede decirnos qué conexiones son causales, pero no que es causalidad, poco es lo que el filósofo del Lenguaje Ideal puede decirnos a excepción de que sabe de la causalidad lo que quiere, y que no entiende cuáles otros problemas pueden surgir. </text:span></text:p>
      <text:p text:style-name="P111"/>
      <text:p text:style-name="P131"><text:span text:style-name="T89">RORTY, R. (1990:</text:span><text:span text:style-name="T90">99</text:span><text:span text:style-name="T89">). </text:span><text:span text:style-name="T97">El giro lingüístico</text:span><text:span text:style-name="T89">. Barcelona: Paidós Iberoamérica.</text:span></text:p>
      <text:p text:style-name="P120"><text:span text:style-name="T89"/></text:p>
      <text:p text:style-name="P69"><text:tab/>El interés por los movedizos fundamentos metafilosóficos de la filosofía de Oxford se ha expresado recientemente en el incremento de la atención a la filosofía del lenguaje. Las revistas filosóficas están <text:span text:style-name="T101">llenas</text:span> de artículos que analizan la noción de <text:span text:style-name="T12">«significado», «uso (lingüístico)», «regla de lenguaje», «acto de habla», «fuerza ilocucionaria de una preferencia», etc. </text:span></text:p>
      <text:p text:style-name="P71"/>
      <text:p text:style-name="P71"/>
      <text:p text:style-name="P89">RORTY, R<text:span text:style-name="T1">. (1990:</text:span><text:span text:style-name="T3">100</text:span><text:span text:style-name="T1">). </text:span><text:span text:style-name="T5">El giro lingüístico</text:span><text:span text:style-name="T1">. Barcelona: Paidós Iberoamérica.</text:span></text:p>
      <text:p text:style-name="P70"><text:span text:style-name="T12"><text:tab/>Aún es demasiado pronto para hacer una predicción segura sobre los resultados de estos esfuerzos … </text:span><text:span text:style-name="T68">aun así no está nada claro que estos desarrollos vayan a ayudar a los filósofos lingüísticos <text:s/>a conseguir la clase de «verdades conceptuales» que buscan. Por ejemplo, Zi</text:span><text:span text:style-name="T102">p</text:span><text:span text:style-name="T68">f, al concluir un intento sistemático, completo y sutil de construir criterios para contestar a la pregunta «Qué significa la palabra “...”» ofrece la siguiente hipótesis sobre lo que significa «bueno»: responde a ciertos intereses. En el curso de su argumentación advierte que ciertas proferencias «que tradicionalmente han sido de interés para los filósofos» </text:span><text:span text:style-name="T49">—</text:span><text:span text:style-name="T50">por ejemplo «es bueno ser caritativo»</text:span><text:span text:style-name="T49"> </text:span><text:span text:style-name="T50">y «una acción caritativa </text:span><text:span text:style-name="T51">es algo intrínsecamente bueno</text:span><text:span text:style-name="T50">»</text:span><text:span text:style-name="T49"> </text:span><text:span text:style-name="T51">— deben ser tratadas como «desviadas». </text:span><text:span text:style-name="T52">Una razón por la que han de ser tratadas de este modo es que no cumplen la hipótesis de que «bueno» significa «que responde a ciertos intereses», en tanto que esta hipótesis cubre la gran mayoría de las proferencias que contienen <text:s/>la palabra «bueno».</text:span></text:p>
      <text:p text:style-name="P72"><text:tab/>Podemos aceptar muy bien la hipótesis Zi<text:span text:style-name="T102">p</text:span>f, pero, entonces tenemos que reconocer que esta versión del significado de «bueno» deja a los filósofos morales sin nada que llevarse a la boca. <text:span text:style-name="T103">Después de todo, los problemas tradicionales se han construido con la ayuda de proferencias desviadas. En la práctica, ninguna ética o metaética es compatible con el hecho de que </text:span><text:span text:style-name="T74">la gran mayoría de los fenómenos lingüísticos relevantes es explicada por la hipótesis de Zi</text:span><text:span text:style-name="T75">p</text:span><text:span text:style-name="T74">f</text:span><text:span text:style-name="T103">.</text:span></text:p>
      <text:p text:style-name="P75"/>
      <text:p text:style-name="P89">RORTY, R<text:span text:style-name="T1">. (1990:</text:span><text:span text:style-name="T3">103</text:span><text:span text:style-name="T1">). </text:span><text:span text:style-name="T5">El giro lingüístico</text:span><text:span text:style-name="T1">. Barcelona: Paidós Iberoamérica.</text:span></text:p>
      <text:p text:style-name="P74"><text:tab/>Ahora se puede sugerir que S’ es un análisis correcto de S si se cumplen algunas o todas de las siguientes condiciones:<text:tab/></text:p>
      <text:p text:style-name="P74">(1) <text:tab/>S’ y S son materialmente equivalentes (esto es, poseen las mismas condiciones de verdad).</text:p>
      <text:p text:style-name="P74">(2)<text:tab/>S’ y S son materialmente equivalentes en virtud de la estructura del inglés (esto es, el hecho de que tengan las mismas condiciones de verdad puede ser determinado sólo por la lingüística, mejor que por la lingüística más investigación empírica posterior.</text:p>
      <text:p text:style-name="P74">(3)<text:tab/>Un lenguaje que incluya a S’ más el resto del inglés, pero no a S, sería adecuado como el inglés corriente,</text:p>
      <text:p text:style-name="P74">(4)<text:tab/>Un lenguaje que contenga a S’ más el reto del inglés, pero no a S, sería menos engañoso que el inglés corriente.</text:p>
      <text:p text:style-name="P74">(5)<text:tab/>S’ sería aceptado normalmente (sin vacilación, mejor que después de un debate filosófico ) por hablantes del inglés como una paráfrasis adecuada de S, en cualquier conversación no filosófica en la que S tuviera lugar.</text:p>
      <text:p text:style-name="P74"><text:tab/>La última de esas condiciones podría ser aceptada por un filósofo que insistiera en la fidelidad al lenguaje ordinario. Pero la reflexión deja claro que (5) es tan fuerte como para prohibir cualquier análisis filosóficamente interesante, Habitualmente, los filósofos considerarán tan necesitada de análisis a una paráfrasis normalmente aceptada, como el analizado mismo.</text:p>
      <text:p text:style-name="P74"/>
      <text:p text:style-name="P74"/>
      <text:p text:style-name="P89">RORTY, R<text:span text:style-name="T1">. (1990:</text:span><text:span text:style-name="T3">123-124</text:span><text:span text:style-name="T1">). </text:span><text:span text:style-name="T5">El giro lingüístico</text:span><text:span text:style-name="T1">. Barcelona: Paidós Iberoamérica.</text:span></text:p>
      <text:p text:style-name="P112"/>
      <text:p text:style-name="P112"><text:tab/>En el momento presente, esta alternativa austiniana <text:span text:style-name="T41">—la (5) de las precedentes— es la concepción más extendida (en el territorio angloparlante) de cómo sera la filosofía del futuro. Su mayor rival no es ni la (3) ni la (4), sino la (6) —la perspectiva strawsoniana de que no necesitamos limitarnos a una teoría que explica nuestra teoría lingüística, sino que podemos lograr una teoría del lenguaje como tal— sobre cualquier lenguaje, más bien que sobre el conjunto de las lenguas habladas ahora mismo. Este proyecto, que sugiere que el estudio del lenguaje puede llevarnos tanto a ciertas verdades necesarias <text:s/>como una teoría empírica austiniana, abriga la esperanza de que la filosofía lingüística aún puede satisfacer nuestros instintos platónicos, como también los aristotélicos <text:s/></text:span><text:span text:style-name="T53">—los instintos que impulsaron </text:span><text:span text:style-name="T54">a Wittgenstein a escribir el </text:span><text:span text:style-name="T31">Tractatus</text:span><text:span text:style-name="T53">—</text:span><text:span text:style-name="T54">Dista de estar claro cómo los exponentes de este proyecto esperan evitar las dificultades usuales que surgen <text:s/>de la inconmensurabilidad entre las verdades contingentes sobre la conducta lingüística y las verdades necesarias sobre el lenguaje como tal, pero la estrategia general puede vislumbrarse en la siguiente </text:span><text:span text:style-name="T55">cita de Hamshire.</text:span></text:p>
      <text:p text:style-name="P113"/>
      <text:p text:style-name="P94"><text:span text:style-name="T108"><text:tab/></text:span><text:span text:style-name="T110">El argumento de ese capítulo ha consistido en que el uso del lenguaje es una necesidad que nos refiramos a objetos persistentes, empleando algunos criterios de identidad a través del cambio: es una necesidad que el hablante disponga de los medios de señalar su propio punto de vista o punto de partida, ya que él mismo es un objeto entre otros; que cada objeto puede mostrar diferentes apariencias desde puntos de vista diversos: y que cada objeto, incluidas las personas que son usuarios del lenguaje, agentes y observadores, tienen una historia de relaciones cambiantes </text:span><text:span text:style-name="T111">con otras personas del ambiente. Estos truismos implican consecuencias para la teoría de la percepción, la teoría de la mente, la teoría de la acción… </text:span><text:span text:style-name="T114">Desde el momento en que su deducción tiene lugar siempre dentro del lenguaje tal como lo conocemos, no podemos aspirar a una finalidad absoluta e incondicionada para tales truismos. Pero la deducción muestra únicamente que no estamos en posición de describir cualesquiera formas alternativas de comunicación </text:span><text:span text:style-name="T115">entre agentes intencionales que no ejemplifiquen estos truismos.</text:span></text:p>
      <text:p text:style-name="P126"/>
      <text:p text:style-name="P129"/>
      <text:p text:style-name="P92">RORTY, R<text:span text:style-name="T1">. (1990:</text:span><text:span text:style-name="T3">124</text:span><text:span text:style-name="T1">). </text:span><text:span text:style-name="T5">El giro lingüístico</text:span><text:span text:style-name="T1">. Barcelona: Paidós Iberoamérica.</text:span></text:p>
      <text:p text:style-name="P127"/>
      <text:p text:style-name="P128"/>
      <text:p text:style-name="P90"><text:tab/>Hamshire parece sugerir que un lenguaje que no podamos imaginar en uso no es un lenguaje, y que el lenguaje que podemos imaginar en uso está determinado por el lenguaje que utilizamos nosotros mismos. Consecuentemente, podemos inferir limpiamente de las figuras de nuestro propio lenguaje hacia las de algo que hayamos de describir alguna vez como «lenguaje». Para ponerlo crudo, si los marcianos hablan un lenguaje que no ejemplifica los truismos citados, jamás sabremos lo que hacen: de ahí la sugerencia de que lo que hacen no es nada que podamos comprender realmente.</text:p>
      <text:p text:style-name="P90"/>
      <text:p text:style-name="P90"/>
      <text:p text:style-name="P93"/>
      <text:p text:style-name="P91">RORTY, R<text:span text:style-name="T1">. (1990:</text:span><text:span text:style-name="T3">126</text:span><text:span text:style-name="T1">). </text:span><text:span text:style-name="T5">El giro lingüístico</text:span><text:span text:style-name="T1">. Barcelona: Paidós Iberoamérica.</text:span></text:p>
      <text:p text:style-name="P73"/>
      <text:p text:style-name="P73"><text:tab/>Este breve esbozo de algunos futuros posibles debe bastar. La única moraleja que debemos sacar, pienso, es que las disputas metafilosóficas del futuro se habrán de centrar en la cuestión de reforma <text:span text:style-name="T7">versus</text:span> descripción, o filosofía-como-propuesta <text:span text:style-name="T7">versus</text:span> filosofía-como descubrimiento </text:p>
      <text:p text:style-name="P39"/>
      <text:p text:style-name="P39"><text:s/></text:p>
      <text:p text:style-name="P132"><text:span text:style-name="T71">BELLO GABRIEL </text:span><text:span text:style-name="T8">Introducción. Richard Rorty en la encrucijada de la filosofía postanalítica: entre el pragmatismo y la hermenéutica. En </text:span>RORTY, R<text:span text:style-name="T1">. (1990). </text:span><text:span text:style-name="T5">El giro lingüístico</text:span><text:span text:style-name="T11">. Barcelona: Paidós Iberoamérica.</text:span></text:p>
      <text:p text:style-name="P117"/>
      <text:p text:style-name="P124">Introducción Gabriel Bello</text:p>
      <text:p text:style-name="P117"/>
      <text:p text:style-name="P117">P. 11-12</text:p>
      <text:p text:style-name="P100">«Dada su apuesta por la contingencia y en contra de la universalidad o, en otras palabras, por la universalidad de la contingencia, su regla de valoración jamás podrá ser una ley (del ser o de la razón) y deja en libertad a cualquiera de seguir su ejemplo: introducir otra regla de valoración filosófica»</text:p>
      <text:p text:style-name="P100"/>
      <text:p text:style-name="P121"><text:span text:style-name="T13">«Me parece que nos estamos acercando a la entraña de la </text:span><text:span text:style-name="T23">diferencia</text:span><text:span text:style-name="T13"> que Rorty introduce en la filosofía al construirse a sí mismo como diferente… Pues Rorty no sólo estaría abriendo la puerta a la contingencia de toda valoración, incluida la suya, sino cerrándola a cualquier proyecto de </text:span><text:span text:style-name="T23">meta valoración</text:span><text:span text:style-name="T13">: la de un hipotético Otro capaz de introducir su valoración no y como un código contingente, sino como una Ley necesaria y universal, supuesto Espejo d la Naturaleza, Ojo de Dios, o Consenso Racional que expresa la posición colaborativa de una historia devenida Absoluto Comunicacional; un Otro, por tanto, que, dotado, no de una competencia axiológica corriente y, por tanto, de una competencia axiológica corriente y, por tanto, contingente, sino una </text:span><text:span text:style-name="T23">meta competencia</text:span><text:span text:style-name="T13">, es capaz de decidir entre el caos de las diversas y, acaso inconmensurables, valoraciones contingentes»</text:span></text:p>
      <text:p text:style-name="P101"/>
      <text:p text:style-name="P102">P. 15</text:p>
      <text:p text:style-name="P122"><text:span text:style-name="T13"><text:tab/>«Los problemas filosóficos son problemas de lenguaje» le parezca confusa… Ahora a Rorty duda de que exista una actividad específica, diferencia a la manera de un «género natural», </text:span><text:span text:style-name="T14">a la que podemos llamar «filosofía» … y tampoco cree que exista tal cosa como «el lenguaje»…</text:span></text:p>
      <text:p text:style-name="P122"><text:span text:style-name="T14"><text:tab/>Lo que en realidad </text:span><text:span text:style-name="T24">hace</text:span><text:span text:style-name="T14"> Rorty al someter a los filósofos lingüísticos a sus (de ellos) criterios meramente hipotéticos de coherencia, es </text:span><text:span text:style-name="T26">deconstruir</text:span><text:span text:style-name="T14"> la figura de la filosofía que ellos habían construido como expresión de su propia diferencia hacia afuera (la filosofía tradicional) y, hacia dentro, de su común identidad o comunidad de pertenencia…</text:span></text:p>
      <text:p text:style-name="P103"/>
      <text:p text:style-name="P123"><text:span text:style-name="T14">P. </text:span><text:span text:style-name="T13">19</text:span></text:p>
      <text:p text:style-name="P104"><text:tab/>«Basta,, para ello, sustituir el propio deseo, verdadero punto de partida e indicador supremo de contingencia (el contingente poder de definir lo real según el deseo) por un ámbito de necesidad, poblado de ideas, esencias, hechos atómicos o significados analíticos, como base de derivación del código metafísico.</text:p>
      <text:p text:style-name="P119"><text:soft-page-break/><text:span text:style-name="T16"><text:tab/></text:span><text:span text:style-name="T17">«</text:span><text:span text:style-name="T16">Si se compara esta actitud </text:span><text:span text:style-name="T15">con la de Rorty, descrita en el párrafo anterior, se puede apreciar una clara diferencia: la que existe entre el sí, de aceptar, y el no, de rechazar, la competencia de toda codificación y</text:span><text:span text:style-name="T16">», </text:span><text:span text:style-name="T15">por supuesto, de toda codificación moral. La actitud de rechazo de la contingencia lleva a buscar fuera, en la mente de Dios, en las leyes de la Naturaleza, en las leyes económicas de la Historia, en las reglas del Método científico, o en los presupuestos regulativos de la Comunicación Trascendental, etc., una </text:span><text:span text:style-name="T25">conexión necesaria</text:span><text:span text:style-name="T15"> que, operando de «confort metafísico», permita </text:span><text:span text:style-name="T17">conjurar la contingencia </text:span><text:span text:style-name="T18">del tiempo y su azarosidad … la aceptación de la contingencia conlleva el rechazo de cualquier tipo de «confort metafísico» con el que Rorty se compromete temporalmente. </text:span><text:span text:style-name="T17">»</text:span></text:p>
      <text:p text:style-name="P105"/>
      <text:p text:style-name="P125"><text:span text:style-name="T17">P. </text:span><text:span text:style-name="T13">27</text:span></text:p>
      <text:p text:style-name="P119"><text:span text:style-name="T20"><text:tab/>«Lo que, en cambio, trata de hacer Rorty es limitarse a deconstruir la pseudonecesidad lógica del cimiento/fundamento de las edificaciones argumentales que amenazan seducirle con su confort metafísico o, en caso contrario, con venirse encima. La táctica empleada por Rorty es este punto consiste en mostrar que lo que los otros pretenden que sólo se puede conseguir con un fundamento que funde una cadena de necesidad firme y segura, se puede lograr de otro modo. ¿Qué es lo que se puede hacer de otro modo?, y ¿cuál es eso otro modo? Lo primero, defender, justificándola, la propia tradición <text:s/>moral o, lo que es lo mismo, la propia comunidad sociocultural de pertenencia (no ya, ahora, la filosófica). Para eso, mantiene Rorty, no e necesario recurrir a ningún tipo de fundamento exterior a e independiente de ella misma como la realidad exterior, o na naturaleza, o el método científico, o la analiticidad del lenguaje.</text:span><text:span text:style-name="T21"> Basta la práctica de la </text:span><text:span text:style-name="T28">conversación</text:span><text:span text:style-name="T21"> sobre el resto de las prácticas comunales, incluida la conversación misma</text:span><text:span text:style-name="T20">.» </text:span><text:span text:style-name="T19">En esto, en «no tener que» conectarla con la cadena de la necesidad, consiste la contingencia de la comunidad; </text:span><text:span text:style-name="T22">y en «poder» hacerlo conversacionalmente reside el pragmatismo hermenéutico de Rorty que le ha enfrentado a la manera tradicional y establecida de entenderl</text:span><text:span text:style-name="T19">o.</text:span></text:p>
      <text:p text:style-name="P98"/>
      <text:p text:style-name="P98"/>
      <text:p text:style-name="P98"/>
      <text:p text:style-name="P98"/>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9-23T12:42:01.618945677</meta:creation-date>
    <dc:date>2025-01-21T18:32:55.277731542</dc:date>
    <meta:editing-duration>PT7H6M2S</meta:editing-duration>
    <meta:editing-cycles>16</meta:editing-cycles>
    <meta:generator>LibreOffice/7.0.0.3$MacOSX_X86_64 LibreOffice_project/8061b3e9204bef6b321a21033174034a5e2ea88e</meta:generator>
    <meta:document-statistic meta:table-count="0" meta:image-count="0" meta:object-count="0" meta:page-count="34" meta:paragraph-count="102" meta:word-count="5182" meta:character-count="33995" meta:non-whitespace-character-count="28832"/>
  </office:meta>
</office:document-meta>
</file>